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5.26pt"/>
    </style:style>
    <style:style style:name="co2" style:family="table-column">
      <style:table-column-properties fo:break-before="auto" style:column-width="87.39pt"/>
    </style:style>
    <style:style style:name="co3" style:family="table-column">
      <style:table-column-properties fo:break-before="auto" style:column-width="111.94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32.09pt"/>
    </style:style>
    <style:style style:name="co6" style:family="table-column">
      <style:table-column-properties fo:break-before="auto" style:column-width="62.39pt"/>
    </style:style>
    <style:style style:name="co7" style:family="table-column">
      <style:table-column-properties fo:break-before="auto" style:column-width="48.64pt"/>
    </style:style>
    <style:style style:name="co8" style:family="table-column">
      <style:table-column-properties fo:break-before="auto" style:column-width="52.61pt"/>
    </style:style>
    <style:style style:name="co9" style:family="table-column">
      <style:table-column-properties fo:break-before="auto" style:column-width="48.1pt"/>
    </style:style>
    <style:style style:name="co10" style:family="table-column">
      <style:table-column-properties fo:break-before="auto" style:column-width="37.59pt"/>
    </style:style>
    <style:style style:name="co11" style:family="table-column">
      <style:table-column-properties fo:break-before="auto" style:column-width="144.6pt"/>
    </style:style>
    <style:style style:name="co12" style:family="table-column">
      <style:table-column-properties fo:break-before="auto" style:column-width="36.96pt"/>
    </style:style>
    <style:style style:name="co13" style:family="table-column">
      <style:table-column-properties fo:break-before="auto" style:column-width="45.75pt"/>
    </style:style>
    <style:style style:name="co14" style:family="table-column">
      <style:table-column-properties fo:break-before="auto" style:column-width="91.7pt"/>
    </style:style>
    <style:style style:name="co15" style:family="table-column">
      <style:table-column-properties fo:break-before="auto" style:column-width="38.55pt"/>
    </style:style>
    <style:style style:name="co16" style:family="table-column">
      <style:table-column-properties fo:break-before="auto" style:column-width="55.36pt"/>
    </style:style>
    <style:style style:name="co17" style:family="table-column">
      <style:table-column-properties fo:break-before="auto" style:column-width="89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6.4pt" fo:break-before="auto" style:use-optimal-row-height="true"/>
    </style:style>
    <style:style style:name="ro3" style:family="table-row">
      <style:table-row-properties style:row-height="24.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  <style:text-properties style:font-name="Ubuntu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Ubuntu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Ubuntu"/>
    </style:style>
    <style:style style:name="ce6" style:family="table-cell" style:parent-style-name="Default">
      <style:text-properties style:font-name="Ubuntu"/>
    </style:style>
    <style:style style:name="ce22" style:family="table-cell" style:parent-style-name="Default">
      <style:table-cell-properties fo:background-color="#fcd4d1" style:text-align-source="fix" style:repeat-content="false" fo:border="0.06pt solid #000000"/>
      <style:paragraph-properties fo:text-align="center" fo:margin-left="0pt"/>
      <style:text-properties style:font-name="Ubuntu" fo:font-weight="bold" style:font-weight-asian="bold" style:font-weight-complex="bold"/>
    </style:style>
    <style:style style:name="ce8" style:family="table-cell" style:parent-style-name="Default">
      <style:table-cell-properties fo:background-color="#fcd4d1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cd4d1" style:text-align-source="fix" style:repeat-content="false" fo:border="0.06pt solid #000000"/>
      <style:paragraph-properties fo:text-align="center" fo:margin-left="0pt"/>
      <style:text-properties style:font-name="Ubuntu"/>
    </style:style>
    <style:style style:name="ce27" style:family="table-cell" style:parent-style-name="Default">
      <style:table-cell-properties fo:background-color="#fffbcc" style:text-align-source="fix" style:repeat-content="false" fo:border="0.06pt solid #000000"/>
      <style:paragraph-properties fo:text-align="center" fo:margin-left="0pt"/>
      <style:text-properties style:font-name="Ubuntu" fo:font-weight="bold" style:font-weight-asian="bold" style:font-weight-complex="bold"/>
    </style:style>
    <style:style style:name="ce11" style:family="table-cell" style:parent-style-name="Default">
      <style:table-cell-properties fo:background-color="#fffbcc" style:text-align-source="fix" style:repeat-content="false" fo:border="0.06pt solid #000000"/>
      <style:paragraph-properties fo:text-align="center" fo:margin-left="0pt"/>
      <style:text-properties style:font-name="Ubuntu"/>
    </style:style>
    <style:style style:name="ce31" style:family="table-cell" style:parent-style-name="Default">
      <style:table-cell-properties fo:background-color="#e0efd4" style:text-align-source="fix" style:repeat-content="false" fo:border="0.06pt solid #000000"/>
      <style:paragraph-properties fo:text-align="center" fo:margin-left="0pt"/>
      <style:text-properties style:font-name="Ubuntu" fo:font-weight="bold" style:font-weight-asian="bold" style:font-weight-complex="bold"/>
    </style:style>
    <style:style style:name="ce13" style:family="table-cell" style:parent-style-name="Default">
      <style:table-cell-properties fo:background-color="#e0efd4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e0efd4" style:text-align-source="fix" style:repeat-content="false" fo:border="0.06pt solid #000000"/>
      <style:paragraph-properties fo:text-align="center" fo:margin-left="0pt"/>
      <style:text-properties style:font-name="Ubuntu"/>
    </style:style>
    <style:style style:name="ce34" style:family="table-cell" style:parent-style-name="Default">
      <style:table-cell-properties fo:background-color="#dfcce4" style:text-align-source="fix" style:repeat-content="false" fo:border="0.06pt solid #000000"/>
      <style:paragraph-properties fo:text-align="center" fo:margin-left="0pt"/>
      <style:text-properties style:font-name="Ubuntu" fo:font-weight="bold" style:font-weight-asian="bold" style:font-weight-complex="bold"/>
    </style:style>
    <style:style style:name="ce16" style:family="table-cell" style:parent-style-name="Default">
      <style:table-cell-properties fo:background-color="#dfcce4" style:text-align-source="fix" style:repeat-content="false" fo:border="0.06pt solid #000000"/>
      <style:paragraph-properties fo:text-align="center" fo:margin-left="0pt"/>
      <style:text-properties style:font-name="Ubuntu"/>
    </style:style>
    <style:style style:name="ce36" style:family="table-cell" style:parent-style-name="Default">
      <style:table-cell-properties fo:background-color="#bce4e5" style:text-align-source="fix" style:repeat-content="false" fo:border="0.06pt solid #000000"/>
      <style:paragraph-properties fo:text-align="center" fo:margin-left="0pt"/>
      <style:text-properties style:font-name="Ubuntu" fo:font-weight="bold" style:font-weight-asian="bold" style:font-weight-complex="bold"/>
    </style:style>
    <style:style style:name="ce18" style:family="table-cell" style:parent-style-name="Default">
      <style:table-cell-properties fo:background-color="#bce4e5" style:text-align-source="fix" style:repeat-content="false" fo:border="0.06pt solid #000000"/>
      <style:paragraph-properties fo:text-align="center" fo:margin-left="0pt"/>
      <style:text-properties style:font-name="Ubuntu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Ubuntu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Ubuntu"/>
    </style:style>
    <style:style style:name="ce21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Ubuntu"/>
    </style:style>
    <style:style style:name="ce41" style:family="table-cell" style:parent-style-name="Default">
      <style:table-cell-properties fo:background-color="#fffbcc" style:text-align-source="fix" style:repeat-content="false" fo:border="0.06pt solid #000000" style:vertical-align="middle"/>
      <style:paragraph-properties fo:text-align="center" fo:margin-left="0pt"/>
      <style:text-properties style:font-name="Ubuntu" fo:font-weight="bold" style:font-weight-asian="bold" style:font-weight-complex="bold"/>
    </style:style>
    <style:style style:name="ce23" style:family="table-cell" style:parent-style-name="Default" style:data-style-name="N122">
      <style:table-cell-properties fo:background-color="#fffbcc" style:text-align-source="fix" style:repeat-content="false" fo:border="0.06pt solid #000000" style:vertical-align="middle"/>
      <style:paragraph-properties fo:text-align="center" fo:margin-left="0pt"/>
      <style:text-properties style:font-name="Ubuntu"/>
    </style:style>
    <style:style style:name="ce43" style:family="table-cell" style:parent-style-name="Default">
      <style:table-cell-properties fo:background-color="#dfcce4" style:text-align-source="fix" style:repeat-content="false" fo:border="0.06pt solid #000000" style:vertical-align="middle"/>
      <style:paragraph-properties fo:text-align="center" fo:margin-left="0pt"/>
      <style:text-properties style:font-name="Ubuntu" fo:font-weight="bold" style:font-weight-asian="bold" style:font-weight-complex="bold"/>
    </style:style>
    <style:style style:name="ce25" style:family="table-cell" style:parent-style-name="Default" style:data-style-name="N122">
      <style:table-cell-properties fo:background-color="#dfcce4" style:text-align-source="fix" style:repeat-content="false" fo:border="0.06pt solid #000000" style:vertical-align="middle"/>
      <style:paragraph-properties fo:text-align="center" fo:margin-left="0pt"/>
      <style:text-properties style:font-name="Ubuntu"/>
    </style:style>
    <style:style style:name="ce45" style:family="table-cell" style:parent-style-name="Default">
      <style:table-cell-properties fo:background-color="#e0efd4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6" style:family="table-cell" style:parent-style-name="Default" style:data-style-name="N123">
      <style:table-cell-properties fo:background-color="#e0efd4" style:text-align-source="fix" style:repeat-content="false" fo:border="0.06pt solid #000000" style:vertical-align="middle"/>
      <style:paragraph-properties fo:text-align="center"/>
    </style:style>
    <style:style style:name="ce28" style:family="table-cell" style:parent-style-name="Default" style:data-style-name="N123">
      <style:table-cell-properties fo:background-color="#e0efd4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e0efd4" style:text-align-source="fix" style:repeat-content="false" fo:border="0.06pt solid #000000" style:vertical-align="middle"/>
      <style:paragraph-properties fo:text-align="center"/>
    </style:style>
    <style:style style:name="ce49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e0efd4" style:text-align-source="fix" style:repeat-content="false" fo:border="0.06pt solid #000000"/>
      <style:paragraph-properties fo:text-align="center" fo:margin-left="0pt"/>
    </style:style>
    <style:style style:name="ce51" style:family="table-cell" style:parent-style-name="Default">
      <style:table-cell-properties fo:background-color="#ffffff"/>
    </style:style>
    <style:style style:name="ce52" style:family="table-cell" style:parent-style-name="Default">
      <style:table-cell-properties fo:background-color="#bce4e5" style:text-align-source="fix" style:repeat-content="false" fo:border="0.06pt solid #000000"/>
      <style:paragraph-properties fo:text-align="center" fo:margin-left="0pt"/>
    </style:style>
    <style:style style:name="ce53" style:family="table-cell" style:parent-style-name="Default">
      <style:table-cell-properties fo:background-color="#fcd4d1" style:text-align-source="fix" style:repeat-content="false" fo:border="0.06pt solid #000000"/>
      <style:paragraph-properties fo:text-align="center" fo:margin-left="0pt"/>
    </style:style>
    <style:style style:name="ce54" style:family="table-cell" style:parent-style-name="Default">
      <style:table-cell-properties fo:background-color="#ffffff" fo:border="0.06pt solid #000000"/>
    </style:style>
    <style:style style:name="ce55" style:family="table-cell" style:parent-style-name="Default">
      <style:table-cell-properties fo:background-color="#ffffff" fo:border="0.06pt solid #000000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pt"/>
    </style:style>
    <style:style style:name="ce57" style:family="table-cell" style:parent-style-name="Default">
      <style:table-cell-properties fo:background-color="#e0efd4" fo:border="0.06pt solid #000000"/>
    </style:style>
    <style:style style:name="ce58" style:family="table-cell" style:parent-style-name="Default">
      <style:table-cell-properties fo:background-color="#fcd4d1" fo:border="0.06pt solid #000000"/>
    </style:style>
    <style:style style:name="ce5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61" style:family="table-cell" style:parent-style-name="Default">
      <style:table-cell-properties fo:background-color="#bce4e5" fo:border="0.06pt solid #000000"/>
    </style:style>
    <style:style style:name="ce62" style:family="table-cell" style:parent-style-name="Default" style:data-style-name="N61">
      <style:table-cell-properties style:text-align-source="fix" style:repeat-content="false" fo:border="0.06pt solid #000000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qn_1i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Time in seconds</text:p>
          </table:table-cell>
          <table:table-cell table:style-name="ce1" office:value-type="string" calcext:value-type="string">
            <text:p>Time in nanoseconds</text:p>
          </table:table-cell>
        </table:table-row>
        <table:table-row table:style-name="ro1">
          <table:table-cell office:value-type="string" calcext:value-type="string">
            <text:p>Average time taken per addition operation</text:p>
          </table:table-cell>
          <table:table-cell office:value-type="float" office:value="0.000000018" calcext:value-type="float">
            <text:p>1.8E-08</text:p>
          </table:table-cell>
          <table:table-cell table:formula="of:=[.B2]*1000000000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Average time taken per multipln operation</text:p>
          </table:table-cell>
          <table:table-cell office:value-type="float" office:value="0.000000111" calcext:value-type="float">
            <text:p>1.11E-07</text:p>
          </table:table-cell>
          <table:table-cell table:formula="of:=[.B3]*1000000000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Average time taken per division operation</text:p>
          </table:table-cell>
          <table:table-cell office:value-type="float" office:value="0.000000099" calcext:value-type="float">
            <text:p>9.9E-08</text:p>
          </table:table-cell>
          <table:table-cell table:formula="of:=[.B4]*1000000000" office:value-type="float" office:value="99" calcext:value-type="float">
            <text:p>99</text:p>
          </table:table-cell>
        </table:table-row>
      </table:table>
      <table:table table:name="qn_1iii" table:style-name="ta1">
        <table:table-column table:style-name="co5" table:default-cell-style-name="ce6"/>
        <table:table-column table:style-name="co6" table:number-columns-repeated="2" table:default-cell-style-name="ce6"/>
        <table:table-column table:style-name="co7" table:default-cell-style-name="ce6"/>
        <table:table-column table:style-name="co6" table:number-columns-repeated="2" table:default-cell-style-name="ce6"/>
        <table:table-column table:style-name="co7" table:default-cell-style-name="ce6"/>
        <table:table-column table:style-name="co6" table:number-columns-repeated="2" table:default-cell-style-name="ce6"/>
        <table:table-column table:style-name="co7" table:default-cell-style-name="ce6"/>
        <table:table-column table:style-name="co8" table:number-columns-repeated="6" table:default-cell-style-name="ce6"/>
        <table:table-column table:style-name="co4" table:number-columns-repeated="1008" table:default-cell-style-name="ce6"/>
        <table:table-row table:style-name="ro1">
          <table:table-cell table:style-name="ce3"/>
          <table:table-cell table:style-name="ce12" office:value-type="string" calcext:value-type="string" table:number-columns-spanned="9" table:number-rows-spanned="1">
            <text:p>With Partial Pivoting</text:p>
          </table:table-cell>
          <table:covered-table-cell table:number-columns-repeated="8" table:style-name="ce12"/>
          <table:table-cell table:style-name="Default" table:number-columns-repeated="9"/>
          <table:table-cell table:number-columns-repeated="1005"/>
        </table:table-row>
        <table:table-row table:style-name="ro1">
          <table:table-cell table:style-name="ce3"/>
          <table:table-cell table:style-name="ce22" office:value-type="string" calcext:value-type="string" table:number-columns-spanned="3" table:number-rows-spanned="1">
            <text:p>Forward Elimination</text:p>
          </table:table-cell>
          <table:covered-table-cell table:number-columns-repeated="2" table:style-name="ce22"/>
          <table:table-cell table:style-name="ce31" office:value-type="string" calcext:value-type="string" table:number-columns-spanned="3" table:number-rows-spanned="1">
            <text:p>Back Substitution</text:p>
          </table:table-cell>
          <table:covered-table-cell table:number-columns-repeated="2" table:style-name="ce31"/>
          <table:table-cell table:style-name="ce36" office:value-type="string" calcext:value-type="string" table:number-columns-spanned="3" table:number-rows-spanned="1">
            <text:p>Total</text:p>
          </table:table-cell>
          <table:covered-table-cell table:number-columns-repeated="2" table:style-name="ce36"/>
          <table:table-cell table:style-name="Default" table:number-columns-repeated="9"/>
          <table:table-cell table:number-columns-repeated="1005"/>
        </table:table-row>
        <table:table-row table:style-name="ro1">
          <table:table-cell table:style-name="ce12" office:value-type="string" calcext:value-type="string">
            <text:p>N</text:p>
          </table:table-cell>
          <table:table-cell table:style-name="ce22" office:value-type="string" calcext:value-type="string">
            <text:p># Add</text:p>
          </table:table-cell>
          <table:table-cell table:style-name="ce22" office:value-type="string" calcext:value-type="string">
            <text:p># Multiply</text:p>
          </table:table-cell>
          <table:table-cell table:style-name="ce22" office:value-type="string" calcext:value-type="string">
            <text:p># Divide</text:p>
          </table:table-cell>
          <table:table-cell table:style-name="ce31" office:value-type="string" calcext:value-type="string">
            <text:p># Add</text:p>
          </table:table-cell>
          <table:table-cell table:style-name="ce31" office:value-type="string" calcext:value-type="string">
            <text:p># Multiply</text:p>
          </table:table-cell>
          <table:table-cell table:style-name="ce31" office:value-type="string" calcext:value-type="string">
            <text:p># Divide</text:p>
          </table:table-cell>
          <table:table-cell table:style-name="ce36" office:value-type="string" calcext:value-type="string">
            <text:p># Add</text:p>
          </table:table-cell>
          <table:table-cell table:style-name="ce36" office:value-type="string" calcext:value-type="string">
            <text:p># Multiply</text:p>
          </table:table-cell>
          <table:table-cell table:style-name="ce36" office:value-type="string" calcext:value-type="string">
            <text:p># Divide</text:p>
          </table:table-cell>
          <table:table-cell table:style-name="Default" table:number-columns-repeated="9"/>
          <table:table-cell table:number-columns-repeated="1005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number-columns-repeated="2" table:style-name="ce8" office:value-type="float" office:value="333300" calcext:value-type="float">
            <text:p>333300</text:p>
          </table:table-cell>
          <table:table-cell table:style-name="ce8" office:value-type="float" office:value="4950" calcext:value-type="float">
            <text:p>4950</text:p>
          </table:table-cell>
          <table:table-cell table:number-columns-repeated="2" table:style-name="ce13" office:value-type="float" office:value="4950" calcext:value-type="float">
            <text:p>4950</text:p>
          </table:table-cell>
          <table:table-cell table:style-name="ce14" office:value-type="float" office:value="100" calcext:value-type="float">
            <text:p>100</text:p>
          </table:table-cell>
          <table:table-cell table:style-name="ce18" table:formula="of:=[.B4]+[.E4]" office:value-type="float" office:value="338250" calcext:value-type="float">
            <text:p>338250</text:p>
          </table:table-cell>
          <table:table-cell table:style-name="ce18" table:formula="of:=[.C4]+[.F4]" office:value-type="float" office:value="338250" calcext:value-type="float">
            <text:p>338250</text:p>
          </table:table-cell>
          <table:table-cell table:style-name="ce18" table:formula="of:=[.D4]+[.G4]" office:value-type="float" office:value="5050" calcext:value-type="float">
            <text:p>5050</text:p>
          </table:table-cell>
          <table:table-cell table:style-name="Default" table:number-columns-repeated="9"/>
          <table:table-cell table:number-columns-repeated="1005"/>
        </table:table-row>
        <table:table-row table:style-name="ro1">
          <table:table-cell table:style-name="ce5" office:value-type="float" office:value="200" calcext:value-type="float">
            <text:p>200</text:p>
          </table:table-cell>
          <table:table-cell table:number-columns-repeated="2" table:style-name="ce8" office:value-type="float" office:value="2666600" calcext:value-type="float">
            <text:p>2666600</text:p>
          </table:table-cell>
          <table:table-cell table:style-name="ce8" office:value-type="float" office:value="19900" calcext:value-type="float">
            <text:p>19900</text:p>
          </table:table-cell>
          <table:table-cell table:number-columns-repeated="2" table:style-name="ce13" office:value-type="float" office:value="19900" calcext:value-type="float">
            <text:p>19900</text:p>
          </table:table-cell>
          <table:table-cell table:style-name="ce14" office:value-type="float" office:value="200" calcext:value-type="float">
            <text:p>200</text:p>
          </table:table-cell>
          <table:table-cell table:style-name="ce18" table:formula="of:=[.B5]+[.E5]" office:value-type="float" office:value="2686500" calcext:value-type="float">
            <text:p>2686500</text:p>
          </table:table-cell>
          <table:table-cell table:style-name="ce18" table:formula="of:=[.C5]+[.F5]" office:value-type="float" office:value="2686500" calcext:value-type="float">
            <text:p>2686500</text:p>
          </table:table-cell>
          <table:table-cell table:style-name="ce18" table:formula="of:=[.D5]+[.G5]" office:value-type="float" office:value="20100" calcext:value-type="float">
            <text:p>20100</text:p>
          </table:table-cell>
          <table:table-cell table:style-name="Default" table:number-columns-repeated="9"/>
          <table:table-cell table:number-columns-repeated="1005"/>
        </table:table-row>
        <table:table-row table:style-name="ro1">
          <table:table-cell table:style-name="ce5" office:value-type="float" office:value="300" calcext:value-type="float">
            <text:p>300</text:p>
          </table:table-cell>
          <table:table-cell table:number-columns-repeated="2" table:style-name="ce8" office:value-type="float" office:value="8999900" calcext:value-type="float">
            <text:p>8999900</text:p>
          </table:table-cell>
          <table:table-cell table:style-name="ce8" office:value-type="float" office:value="44850" calcext:value-type="float">
            <text:p>44850</text:p>
          </table:table-cell>
          <table:table-cell table:number-columns-repeated="2" table:style-name="ce13" office:value-type="float" office:value="44850" calcext:value-type="float">
            <text:p>44850</text:p>
          </table:table-cell>
          <table:table-cell table:style-name="ce14" office:value-type="float" office:value="300" calcext:value-type="float">
            <text:p>300</text:p>
          </table:table-cell>
          <table:table-cell table:style-name="ce18" table:formula="of:=[.B6]+[.E6]" office:value-type="float" office:value="9044750" calcext:value-type="float">
            <text:p>9044750</text:p>
          </table:table-cell>
          <table:table-cell table:style-name="ce18" table:formula="of:=[.C6]+[.F6]" office:value-type="float" office:value="9044750" calcext:value-type="float">
            <text:p>9044750</text:p>
          </table:table-cell>
          <table:table-cell table:style-name="ce18" table:formula="of:=[.D6]+[.G6]" office:value-type="float" office:value="45150" calcext:value-type="float">
            <text:p>45150</text:p>
          </table:table-cell>
          <table:table-cell table:style-name="Default" table:number-columns-repeated="9"/>
          <table:table-cell table:number-columns-repeated="1005"/>
        </table:table-row>
        <table:table-row table:style-name="ro1">
          <table:table-cell table:style-name="ce5" office:value-type="float" office:value="400" calcext:value-type="float">
            <text:p>400</text:p>
          </table:table-cell>
          <table:table-cell table:number-columns-repeated="2" table:style-name="ce8" office:value-type="float" office:value="21333200" calcext:value-type="float">
            <text:p>21333200</text:p>
          </table:table-cell>
          <table:table-cell table:style-name="ce8" office:value-type="float" office:value="79800" calcext:value-type="float">
            <text:p>79800</text:p>
          </table:table-cell>
          <table:table-cell table:style-name="ce13" office:value-type="float" office:value="79800" calcext:value-type="float">
            <text:p>79800</text:p>
          </table:table-cell>
          <table:table-cell table:style-name="ce14" office:value-type="float" office:value="79800" calcext:value-type="float">
            <text:p>79800</text:p>
          </table:table-cell>
          <table:table-cell table:style-name="ce14" office:value-type="float" office:value="400" calcext:value-type="float">
            <text:p>400</text:p>
          </table:table-cell>
          <table:table-cell table:style-name="ce18" table:formula="of:=[.B7]+[.E7]" office:value-type="float" office:value="21413000" calcext:value-type="float">
            <text:p>21413000</text:p>
          </table:table-cell>
          <table:table-cell table:style-name="ce18" table:formula="of:=[.C7]+[.F7]" office:value-type="float" office:value="21413000" calcext:value-type="float">
            <text:p>21413000</text:p>
          </table:table-cell>
          <table:table-cell table:style-name="ce18" table:formula="of:=[.D7]+[.G7]" office:value-type="float" office:value="80200" calcext:value-type="float">
            <text:p>80200</text:p>
          </table:table-cell>
          <table:table-cell table:style-name="Default" table:number-columns-repeated="9"/>
          <table:table-cell table:number-columns-repeated="1005"/>
        </table:table-row>
        <table:table-row table:style-name="ro1">
          <table:table-cell table:style-name="ce5" office:value-type="float" office:value="500" calcext:value-type="float">
            <text:p>500</text:p>
          </table:table-cell>
          <table:table-cell table:number-columns-repeated="2" table:style-name="ce9" office:value-type="float" office:value="41666500" calcext:value-type="float">
            <text:p>41666500</text:p>
          </table:table-cell>
          <table:table-cell table:style-name="ce9" office:value-type="float" office:value="124750" calcext:value-type="float">
            <text:p>124750</text:p>
          </table:table-cell>
          <table:table-cell table:number-columns-repeated="2" table:style-name="ce14" office:value-type="float" office:value="124750" calcext:value-type="float">
            <text:p>124750</text:p>
          </table:table-cell>
          <table:table-cell table:style-name="ce14" office:value-type="float" office:value="500" calcext:value-type="float">
            <text:p>500</text:p>
          </table:table-cell>
          <table:table-cell table:style-name="ce18" table:formula="of:=[.B8]+[.E8]" office:value-type="float" office:value="41791250" calcext:value-type="float">
            <text:p>41791250</text:p>
          </table:table-cell>
          <table:table-cell table:style-name="ce18" table:formula="of:=[.C8]+[.F8]" office:value-type="float" office:value="41791250" calcext:value-type="float">
            <text:p>41791250</text:p>
          </table:table-cell>
          <table:table-cell table:style-name="ce18" table:formula="of:=[.D8]+[.G8]" office:value-type="float" office:value="125250" calcext:value-type="float">
            <text:p>125250</text:p>
          </table:table-cell>
          <table:table-cell table:style-name="Default" table:number-columns-repeated="9"/>
          <table:table-cell table:number-columns-repeated="1005"/>
        </table:table-row>
        <table:table-row table:style-name="ro1">
          <table:table-cell table:style-name="ce5" office:value-type="float" office:value="600" calcext:value-type="float">
            <text:p>600</text:p>
          </table:table-cell>
          <table:table-cell table:number-columns-repeated="2" table:style-name="ce9" office:value-type="float" office:value="71999800" calcext:value-type="float">
            <text:p>71999800</text:p>
          </table:table-cell>
          <table:table-cell table:style-name="ce9" office:value-type="float" office:value="179700" calcext:value-type="float">
            <text:p>179700</text:p>
          </table:table-cell>
          <table:table-cell table:number-columns-repeated="2" table:style-name="ce14" office:value-type="float" office:value="179700" calcext:value-type="float">
            <text:p>179700</text:p>
          </table:table-cell>
          <table:table-cell table:style-name="ce14" office:value-type="float" office:value="600" calcext:value-type="float">
            <text:p>600</text:p>
          </table:table-cell>
          <table:table-cell table:style-name="ce18" table:formula="of:=[.B9]+[.E9]" office:value-type="float" office:value="72179500" calcext:value-type="float">
            <text:p>72179500</text:p>
          </table:table-cell>
          <table:table-cell table:style-name="ce18" table:formula="of:=[.C9]+[.F9]" office:value-type="float" office:value="72179500" calcext:value-type="float">
            <text:p>72179500</text:p>
          </table:table-cell>
          <table:table-cell table:style-name="ce18" table:formula="of:=[.D9]+[.G9]" office:value-type="float" office:value="180300" calcext:value-type="float">
            <text:p>180300</text:p>
          </table:table-cell>
          <table:table-cell table:style-name="Default" table:number-columns-repeated="9"/>
          <table:table-cell table:number-columns-repeated="1005"/>
        </table:table-row>
        <table:table-row table:style-name="ro1">
          <table:table-cell table:style-name="ce5" office:value-type="float" office:value="700" calcext:value-type="float">
            <text:p>700</text:p>
          </table:table-cell>
          <table:table-cell table:number-columns-repeated="2" table:style-name="ce9" office:value-type="float" office:value="114333100" calcext:value-type="float">
            <text:p>114333100</text:p>
          </table:table-cell>
          <table:table-cell table:style-name="ce9" office:value-type="float" office:value="244650" calcext:value-type="float">
            <text:p>244650</text:p>
          </table:table-cell>
          <table:table-cell table:number-columns-repeated="2" table:style-name="ce14" office:value-type="float" office:value="244650" calcext:value-type="float">
            <text:p>244650</text:p>
          </table:table-cell>
          <table:table-cell table:style-name="ce14" office:value-type="float" office:value="700" calcext:value-type="float">
            <text:p>700</text:p>
          </table:table-cell>
          <table:table-cell table:style-name="ce18" table:formula="of:=[.B10]+[.E10]" office:value-type="float" office:value="114577750" calcext:value-type="float">
            <text:p>114577750</text:p>
          </table:table-cell>
          <table:table-cell table:style-name="ce18" table:formula="of:=[.C10]+[.F10]" office:value-type="float" office:value="114577750" calcext:value-type="float">
            <text:p>114577750</text:p>
          </table:table-cell>
          <table:table-cell table:style-name="ce18" table:formula="of:=[.D10]+[.G10]" office:value-type="float" office:value="245350" calcext:value-type="float">
            <text:p>245350</text:p>
          </table:table-cell>
          <table:table-cell table:style-name="Default" table:number-columns-repeated="9"/>
          <table:table-cell table:number-columns-repeated="1005"/>
        </table:table-row>
        <table:table-row table:style-name="ro1">
          <table:table-cell table:style-name="ce5" office:value-type="float" office:value="800" calcext:value-type="float">
            <text:p>800</text:p>
          </table:table-cell>
          <table:table-cell table:number-columns-repeated="2" table:style-name="ce9" office:value-type="float" office:value="170666400" calcext:value-type="float">
            <text:p>170666400</text:p>
          </table:table-cell>
          <table:table-cell table:style-name="ce9" office:value-type="float" office:value="319600" calcext:value-type="float">
            <text:p>319600</text:p>
          </table:table-cell>
          <table:table-cell table:number-columns-repeated="2" table:style-name="ce14" office:value-type="float" office:value="319600" calcext:value-type="float">
            <text:p>319600</text:p>
          </table:table-cell>
          <table:table-cell table:style-name="ce14" office:value-type="float" office:value="800" calcext:value-type="float">
            <text:p>800</text:p>
          </table:table-cell>
          <table:table-cell table:style-name="ce18" table:formula="of:=[.B11]+[.E11]" office:value-type="float" office:value="170986000" calcext:value-type="float">
            <text:p>170986000</text:p>
          </table:table-cell>
          <table:table-cell table:style-name="ce18" table:formula="of:=[.C11]+[.F11]" office:value-type="float" office:value="170986000" calcext:value-type="float">
            <text:p>170986000</text:p>
          </table:table-cell>
          <table:table-cell table:style-name="ce18" table:formula="of:=[.D11]+[.G11]" office:value-type="float" office:value="320400" calcext:value-type="float">
            <text:p>320400</text:p>
          </table:table-cell>
          <table:table-cell table:style-name="Default" table:number-columns-repeated="9"/>
          <table:table-cell table:number-columns-repeated="1005"/>
        </table:table-row>
        <table:table-row table:style-name="ro1">
          <table:table-cell table:style-name="ce5" office:value-type="float" office:value="900" calcext:value-type="float">
            <text:p>900</text:p>
          </table:table-cell>
          <table:table-cell table:number-columns-repeated="2" table:style-name="ce9" office:value-type="float" office:value="242999700" calcext:value-type="float">
            <text:p>242999700</text:p>
          </table:table-cell>
          <table:table-cell table:style-name="ce9" office:value-type="float" office:value="404550" calcext:value-type="float">
            <text:p>404550</text:p>
          </table:table-cell>
          <table:table-cell table:number-columns-repeated="2" table:style-name="ce14" office:value-type="float" office:value="404550" calcext:value-type="float">
            <text:p>404550</text:p>
          </table:table-cell>
          <table:table-cell table:style-name="ce14" office:value-type="float" office:value="900" calcext:value-type="float">
            <text:p>900</text:p>
          </table:table-cell>
          <table:table-cell table:style-name="ce18" table:formula="of:=[.B12]+[.E12]" office:value-type="float" office:value="243404250" calcext:value-type="float">
            <text:p>243404250</text:p>
          </table:table-cell>
          <table:table-cell table:style-name="ce18" table:formula="of:=[.C12]+[.F12]" office:value-type="float" office:value="243404250" calcext:value-type="float">
            <text:p>243404250</text:p>
          </table:table-cell>
          <table:table-cell table:style-name="ce18" table:formula="of:=[.D12]+[.G12]" office:value-type="float" office:value="405450" calcext:value-type="float">
            <text:p>405450</text:p>
          </table:table-cell>
          <table:table-cell table:style-name="Default" table:number-columns-repeated="9"/>
          <table:table-cell table:number-columns-repeated="1005"/>
        </table:table-row>
        <table:table-row table:style-name="ro1">
          <table:table-cell table:style-name="ce5" office:value-type="float" office:value="1000" calcext:value-type="float">
            <text:p>1000</text:p>
          </table:table-cell>
          <table:table-cell table:number-columns-repeated="2" table:style-name="ce9" office:value-type="float" office:value="333333000" calcext:value-type="float">
            <text:p>333333000</text:p>
          </table:table-cell>
          <table:table-cell table:style-name="ce9" office:value-type="float" office:value="499500" calcext:value-type="float">
            <text:p>499500</text:p>
          </table:table-cell>
          <table:table-cell table:number-columns-repeated="2" table:style-name="ce14" office:value-type="float" office:value="499500" calcext:value-type="float">
            <text:p>499500</text:p>
          </table:table-cell>
          <table:table-cell table:style-name="ce14" office:value-type="float" office:value="1000" calcext:value-type="float">
            <text:p>1000</text:p>
          </table:table-cell>
          <table:table-cell table:style-name="ce18" table:formula="of:=[.B13]+[.E13]" office:value-type="float" office:value="333832500" calcext:value-type="float">
            <text:p>333832500</text:p>
          </table:table-cell>
          <table:table-cell table:style-name="ce18" table:formula="of:=[.C13]+[.F13]" office:value-type="float" office:value="333832500" calcext:value-type="float">
            <text:p>333832500</text:p>
          </table:table-cell>
          <table:table-cell table:style-name="ce18" table:formula="of:=[.D13]+[.G13]" office:value-type="float" office:value="500500" calcext:value-type="float">
            <text:p>500500</text:p>
          </table:table-cell>
          <table:table-cell table:style-name="Default" table:number-columns-repeated="9"/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/>
          <table:table-cell table:style-name="ce12" office:value-type="string" calcext:value-type="string" table:number-columns-spanned="9" table:number-rows-spanned="1">
            <text:p>Without Partial Pivoting</text:p>
          </table:table-cell>
          <table:covered-table-cell table:number-columns-repeated="8" table:style-name="ce12"/>
          <table:table-cell table:number-columns-repeated="1014"/>
        </table:table-row>
        <table:table-row table:style-name="ro1">
          <table:table-cell table:style-name="ce3"/>
          <table:table-cell table:style-name="ce22" office:value-type="string" calcext:value-type="string" table:number-columns-spanned="3" table:number-rows-spanned="1">
            <text:p>Forward Elimination</text:p>
          </table:table-cell>
          <table:covered-table-cell table:number-columns-repeated="2" table:style-name="ce22"/>
          <table:table-cell table:style-name="ce31" office:value-type="string" calcext:value-type="string" table:number-columns-spanned="3" table:number-rows-spanned="1">
            <text:p>Back Substitution</text:p>
          </table:table-cell>
          <table:covered-table-cell table:number-columns-repeated="2" table:style-name="ce31"/>
          <table:table-cell table:style-name="ce36" office:value-type="string" calcext:value-type="string" table:number-columns-spanned="3" table:number-rows-spanned="1">
            <text:p>Total</text:p>
          </table:table-cell>
          <table:covered-table-cell table:number-columns-repeated="2" table:style-name="ce36"/>
          <table:table-cell table:number-columns-repeated="1014"/>
        </table:table-row>
        <table:table-row table:style-name="ro1">
          <table:table-cell table:style-name="ce12" office:value-type="string" calcext:value-type="string">
            <text:p>N</text:p>
          </table:table-cell>
          <table:table-cell table:style-name="ce22" office:value-type="string" calcext:value-type="string">
            <text:p># Add</text:p>
          </table:table-cell>
          <table:table-cell table:style-name="ce22" office:value-type="string" calcext:value-type="string">
            <text:p># Multiply</text:p>
          </table:table-cell>
          <table:table-cell table:style-name="ce22" office:value-type="string" calcext:value-type="string">
            <text:p># Divide</text:p>
          </table:table-cell>
          <table:table-cell table:style-name="ce31" office:value-type="string" calcext:value-type="string">
            <text:p># Add</text:p>
          </table:table-cell>
          <table:table-cell table:style-name="ce31" office:value-type="string" calcext:value-type="string">
            <text:p># Multiply</text:p>
          </table:table-cell>
          <table:table-cell table:style-name="ce31" office:value-type="string" calcext:value-type="string">
            <text:p># Divide</text:p>
          </table:table-cell>
          <table:table-cell table:style-name="ce36" office:value-type="string" calcext:value-type="string">
            <text:p># Add</text:p>
          </table:table-cell>
          <table:table-cell table:style-name="ce36" office:value-type="string" calcext:value-type="string">
            <text:p># Multiply</text:p>
          </table:table-cell>
          <table:table-cell table:style-name="ce36" office:value-type="string" calcext:value-type="string">
            <text:p># Divide</text:p>
          </table:table-cell>
          <table:table-cell table:number-columns-repeated="1014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number-columns-repeated="2" table:style-name="ce8" office:value-type="float" office:value="333300" calcext:value-type="float">
            <text:p>333300</text:p>
          </table:table-cell>
          <table:table-cell table:style-name="ce8" office:value-type="float" office:value="4950" calcext:value-type="float">
            <text:p>4950</text:p>
          </table:table-cell>
          <table:table-cell table:number-columns-repeated="2" table:style-name="ce13" office:value-type="float" office:value="4950" calcext:value-type="float">
            <text:p>4950</text:p>
          </table:table-cell>
          <table:table-cell table:style-name="ce14" office:value-type="float" office:value="100" calcext:value-type="float">
            <text:p>100</text:p>
          </table:table-cell>
          <table:table-cell table:style-name="ce18" table:formula="of:=[.B19]+[.E19]" office:value-type="float" office:value="338250" calcext:value-type="float">
            <text:p>338250</text:p>
          </table:table-cell>
          <table:table-cell table:style-name="ce18" table:formula="of:=[.C19]+[.F19]" office:value-type="float" office:value="338250" calcext:value-type="float">
            <text:p>338250</text:p>
          </table:table-cell>
          <table:table-cell table:style-name="ce18" table:formula="of:=[.D19]+[.G19]" office:value-type="float" office:value="5050" calcext:value-type="float">
            <text:p>5050</text:p>
          </table:table-cell>
          <table:table-cell table:number-columns-repeated="1014"/>
        </table:table-row>
        <table:table-row table:style-name="ro1">
          <table:table-cell table:style-name="ce5" office:value-type="float" office:value="200" calcext:value-type="float">
            <text:p>200</text:p>
          </table:table-cell>
          <table:table-cell table:number-columns-repeated="2" table:style-name="ce8" office:value-type="float" office:value="2666600" calcext:value-type="float">
            <text:p>2666600</text:p>
          </table:table-cell>
          <table:table-cell table:style-name="ce8" office:value-type="float" office:value="19900" calcext:value-type="float">
            <text:p>19900</text:p>
          </table:table-cell>
          <table:table-cell table:number-columns-repeated="2" table:style-name="ce13" office:value-type="float" office:value="19900" calcext:value-type="float">
            <text:p>19900</text:p>
          </table:table-cell>
          <table:table-cell table:style-name="ce14" office:value-type="float" office:value="200" calcext:value-type="float">
            <text:p>200</text:p>
          </table:table-cell>
          <table:table-cell table:style-name="ce18" table:formula="of:=[.B20]+[.E20]" office:value-type="float" office:value="2686500" calcext:value-type="float">
            <text:p>2686500</text:p>
          </table:table-cell>
          <table:table-cell table:style-name="ce18" table:formula="of:=[.C20]+[.F20]" office:value-type="float" office:value="2686500" calcext:value-type="float">
            <text:p>2686500</text:p>
          </table:table-cell>
          <table:table-cell table:style-name="ce18" table:formula="of:=[.D20]+[.G20]" office:value-type="float" office:value="20100" calcext:value-type="float">
            <text:p>20100</text:p>
          </table:table-cell>
          <table:table-cell table:number-columns-repeated="1014"/>
        </table:table-row>
        <table:table-row table:style-name="ro1">
          <table:table-cell table:style-name="ce5" office:value-type="float" office:value="300" calcext:value-type="float">
            <text:p>300</text:p>
          </table:table-cell>
          <table:table-cell table:number-columns-repeated="2" table:style-name="ce8" office:value-type="float" office:value="8999900" calcext:value-type="float">
            <text:p>8999900</text:p>
          </table:table-cell>
          <table:table-cell table:style-name="ce8" office:value-type="float" office:value="44850" calcext:value-type="float">
            <text:p>44850</text:p>
          </table:table-cell>
          <table:table-cell table:number-columns-repeated="2" table:style-name="ce13" office:value-type="float" office:value="44850" calcext:value-type="float">
            <text:p>44850</text:p>
          </table:table-cell>
          <table:table-cell table:style-name="ce14" office:value-type="float" office:value="300" calcext:value-type="float">
            <text:p>300</text:p>
          </table:table-cell>
          <table:table-cell table:style-name="ce18" table:formula="of:=[.B21]+[.E21]" office:value-type="float" office:value="9044750" calcext:value-type="float">
            <text:p>9044750</text:p>
          </table:table-cell>
          <table:table-cell table:style-name="ce18" table:formula="of:=[.C21]+[.F21]" office:value-type="float" office:value="9044750" calcext:value-type="float">
            <text:p>9044750</text:p>
          </table:table-cell>
          <table:table-cell table:style-name="ce18" table:formula="of:=[.D21]+[.G21]" office:value-type="float" office:value="45150" calcext:value-type="float">
            <text:p>45150</text:p>
          </table:table-cell>
          <table:table-cell table:number-columns-repeated="1014"/>
        </table:table-row>
        <table:table-row table:style-name="ro1">
          <table:table-cell table:style-name="ce5" office:value-type="float" office:value="400" calcext:value-type="float">
            <text:p>400</text:p>
          </table:table-cell>
          <table:table-cell table:number-columns-repeated="2" table:style-name="ce8" office:value-type="float" office:value="21333200" calcext:value-type="float">
            <text:p>21333200</text:p>
          </table:table-cell>
          <table:table-cell table:style-name="ce8" office:value-type="float" office:value="79800" calcext:value-type="float">
            <text:p>79800</text:p>
          </table:table-cell>
          <table:table-cell table:style-name="ce13" office:value-type="float" office:value="79800" calcext:value-type="float">
            <text:p>79800</text:p>
          </table:table-cell>
          <table:table-cell table:style-name="ce14" office:value-type="float" office:value="79800" calcext:value-type="float">
            <text:p>79800</text:p>
          </table:table-cell>
          <table:table-cell table:style-name="ce14" office:value-type="float" office:value="400" calcext:value-type="float">
            <text:p>400</text:p>
          </table:table-cell>
          <table:table-cell table:style-name="ce18" table:formula="of:=[.B22]+[.E22]" office:value-type="float" office:value="21413000" calcext:value-type="float">
            <text:p>21413000</text:p>
          </table:table-cell>
          <table:table-cell table:style-name="ce18" table:formula="of:=[.C22]+[.F22]" office:value-type="float" office:value="21413000" calcext:value-type="float">
            <text:p>21413000</text:p>
          </table:table-cell>
          <table:table-cell table:style-name="ce18" table:formula="of:=[.D22]+[.G22]" office:value-type="float" office:value="80200" calcext:value-type="float">
            <text:p>80200</text:p>
          </table:table-cell>
          <table:table-cell table:number-columns-repeated="1014"/>
        </table:table-row>
        <table:table-row table:style-name="ro1">
          <table:table-cell table:style-name="ce5" office:value-type="float" office:value="500" calcext:value-type="float">
            <text:p>500</text:p>
          </table:table-cell>
          <table:table-cell table:number-columns-repeated="2" table:style-name="ce9" office:value-type="float" office:value="41666500" calcext:value-type="float">
            <text:p>41666500</text:p>
          </table:table-cell>
          <table:table-cell table:style-name="ce9" office:value-type="float" office:value="124750" calcext:value-type="float">
            <text:p>124750</text:p>
          </table:table-cell>
          <table:table-cell table:number-columns-repeated="2" table:style-name="ce14" office:value-type="float" office:value="124750" calcext:value-type="float">
            <text:p>124750</text:p>
          </table:table-cell>
          <table:table-cell table:style-name="ce14" office:value-type="float" office:value="500" calcext:value-type="float">
            <text:p>500</text:p>
          </table:table-cell>
          <table:table-cell table:style-name="ce18" table:formula="of:=[.B23]+[.E23]" office:value-type="float" office:value="41791250" calcext:value-type="float">
            <text:p>41791250</text:p>
          </table:table-cell>
          <table:table-cell table:style-name="ce18" table:formula="of:=[.C23]+[.F23]" office:value-type="float" office:value="41791250" calcext:value-type="float">
            <text:p>41791250</text:p>
          </table:table-cell>
          <table:table-cell table:style-name="ce18" table:formula="of:=[.D23]+[.G23]" office:value-type="float" office:value="125250" calcext:value-type="float">
            <text:p>125250</text:p>
          </table:table-cell>
          <table:table-cell table:number-columns-repeated="1014"/>
        </table:table-row>
        <table:table-row table:style-name="ro1">
          <table:table-cell table:style-name="ce5" office:value-type="float" office:value="600" calcext:value-type="float">
            <text:p>600</text:p>
          </table:table-cell>
          <table:table-cell table:number-columns-repeated="2" table:style-name="ce9" office:value-type="float" office:value="71999800" calcext:value-type="float">
            <text:p>71999800</text:p>
          </table:table-cell>
          <table:table-cell table:style-name="ce9" office:value-type="float" office:value="179700" calcext:value-type="float">
            <text:p>179700</text:p>
          </table:table-cell>
          <table:table-cell table:number-columns-repeated="2" table:style-name="ce14" office:value-type="float" office:value="179700" calcext:value-type="float">
            <text:p>179700</text:p>
          </table:table-cell>
          <table:table-cell table:style-name="ce14" office:value-type="float" office:value="600" calcext:value-type="float">
            <text:p>600</text:p>
          </table:table-cell>
          <table:table-cell table:style-name="ce18" table:formula="of:=[.B24]+[.E24]" office:value-type="float" office:value="72179500" calcext:value-type="float">
            <text:p>72179500</text:p>
          </table:table-cell>
          <table:table-cell table:style-name="ce18" table:formula="of:=[.C24]+[.F24]" office:value-type="float" office:value="72179500" calcext:value-type="float">
            <text:p>72179500</text:p>
          </table:table-cell>
          <table:table-cell table:style-name="ce18" table:formula="of:=[.D24]+[.G24]" office:value-type="float" office:value="180300" calcext:value-type="float">
            <text:p>180300</text:p>
          </table:table-cell>
          <table:table-cell table:number-columns-repeated="1014"/>
        </table:table-row>
        <table:table-row table:style-name="ro1">
          <table:table-cell table:style-name="ce5" office:value-type="float" office:value="700" calcext:value-type="float">
            <text:p>700</text:p>
          </table:table-cell>
          <table:table-cell table:number-columns-repeated="2" table:style-name="ce9" office:value-type="float" office:value="114333100" calcext:value-type="float">
            <text:p>114333100</text:p>
          </table:table-cell>
          <table:table-cell table:style-name="ce9" office:value-type="float" office:value="244650" calcext:value-type="float">
            <text:p>244650</text:p>
          </table:table-cell>
          <table:table-cell table:number-columns-repeated="2" table:style-name="ce14" office:value-type="float" office:value="244650" calcext:value-type="float">
            <text:p>244650</text:p>
          </table:table-cell>
          <table:table-cell table:style-name="ce14" office:value-type="float" office:value="700" calcext:value-type="float">
            <text:p>700</text:p>
          </table:table-cell>
          <table:table-cell table:style-name="ce18" table:formula="of:=[.B25]+[.E25]" office:value-type="float" office:value="114577750" calcext:value-type="float">
            <text:p>114577750</text:p>
          </table:table-cell>
          <table:table-cell table:style-name="ce18" table:formula="of:=[.C25]+[.F25]" office:value-type="float" office:value="114577750" calcext:value-type="float">
            <text:p>114577750</text:p>
          </table:table-cell>
          <table:table-cell table:style-name="ce18" table:formula="of:=[.D25]+[.G25]" office:value-type="float" office:value="245350" calcext:value-type="float">
            <text:p>245350</text:p>
          </table:table-cell>
          <table:table-cell table:number-columns-repeated="1014"/>
        </table:table-row>
        <table:table-row table:style-name="ro1">
          <table:table-cell table:style-name="ce5" office:value-type="float" office:value="800" calcext:value-type="float">
            <text:p>800</text:p>
          </table:table-cell>
          <table:table-cell table:number-columns-repeated="2" table:style-name="ce9" office:value-type="float" office:value="170666400" calcext:value-type="float">
            <text:p>170666400</text:p>
          </table:table-cell>
          <table:table-cell table:style-name="ce9" office:value-type="float" office:value="319600" calcext:value-type="float">
            <text:p>319600</text:p>
          </table:table-cell>
          <table:table-cell table:number-columns-repeated="2" table:style-name="ce14" office:value-type="float" office:value="319600" calcext:value-type="float">
            <text:p>319600</text:p>
          </table:table-cell>
          <table:table-cell table:style-name="ce14" office:value-type="float" office:value="800" calcext:value-type="float">
            <text:p>800</text:p>
          </table:table-cell>
          <table:table-cell table:style-name="ce18" table:formula="of:=[.B26]+[.E26]" office:value-type="float" office:value="170986000" calcext:value-type="float">
            <text:p>170986000</text:p>
          </table:table-cell>
          <table:table-cell table:style-name="ce18" table:formula="of:=[.C26]+[.F26]" office:value-type="float" office:value="170986000" calcext:value-type="float">
            <text:p>170986000</text:p>
          </table:table-cell>
          <table:table-cell table:style-name="ce18" table:formula="of:=[.D26]+[.G26]" office:value-type="float" office:value="320400" calcext:value-type="float">
            <text:p>320400</text:p>
          </table:table-cell>
          <table:table-cell table:number-columns-repeated="1014"/>
        </table:table-row>
        <table:table-row table:style-name="ro1">
          <table:table-cell table:style-name="ce5" office:value-type="float" office:value="900" calcext:value-type="float">
            <text:p>900</text:p>
          </table:table-cell>
          <table:table-cell table:number-columns-repeated="2" table:style-name="ce9" office:value-type="float" office:value="242999700" calcext:value-type="float">
            <text:p>242999700</text:p>
          </table:table-cell>
          <table:table-cell table:style-name="ce9" office:value-type="float" office:value="404550" calcext:value-type="float">
            <text:p>404550</text:p>
          </table:table-cell>
          <table:table-cell table:number-columns-repeated="2" table:style-name="ce14" office:value-type="float" office:value="404550" calcext:value-type="float">
            <text:p>404550</text:p>
          </table:table-cell>
          <table:table-cell table:style-name="ce14" office:value-type="float" office:value="900" calcext:value-type="float">
            <text:p>900</text:p>
          </table:table-cell>
          <table:table-cell table:style-name="ce18" table:formula="of:=[.B27]+[.E27]" office:value-type="float" office:value="243404250" calcext:value-type="float">
            <text:p>243404250</text:p>
          </table:table-cell>
          <table:table-cell table:style-name="ce18" table:formula="of:=[.C27]+[.F27]" office:value-type="float" office:value="243404250" calcext:value-type="float">
            <text:p>243404250</text:p>
          </table:table-cell>
          <table:table-cell table:style-name="ce18" table:formula="of:=[.D27]+[.G27]" office:value-type="float" office:value="405450" calcext:value-type="float">
            <text:p>405450</text:p>
          </table:table-cell>
          <table:table-cell table:number-columns-repeated="1014"/>
        </table:table-row>
        <table:table-row table:style-name="ro1">
          <table:table-cell table:style-name="ce5" office:value-type="float" office:value="1000" calcext:value-type="float">
            <text:p>1000</text:p>
          </table:table-cell>
          <table:table-cell table:number-columns-repeated="2" table:style-name="ce9" office:value-type="float" office:value="333333000" calcext:value-type="float">
            <text:p>333333000</text:p>
          </table:table-cell>
          <table:table-cell table:style-name="ce9" office:value-type="float" office:value="499500" calcext:value-type="float">
            <text:p>499500</text:p>
          </table:table-cell>
          <table:table-cell table:number-columns-repeated="2" table:style-name="ce14" office:value-type="float" office:value="499500" calcext:value-type="float">
            <text:p>499500</text:p>
          </table:table-cell>
          <table:table-cell table:style-name="ce14" office:value-type="float" office:value="1000" calcext:value-type="float">
            <text:p>1000</text:p>
          </table:table-cell>
          <table:table-cell table:style-name="ce18" table:formula="of:=[.B28]+[.E28]" office:value-type="float" office:value="333832500" calcext:value-type="float">
            <text:p>333832500</text:p>
          </table:table-cell>
          <table:table-cell table:style-name="ce18" table:formula="of:=[.C28]+[.F28]" office:value-type="float" office:value="333832500" calcext:value-type="float">
            <text:p>333832500</text:p>
          </table:table-cell>
          <table:table-cell table:style-name="ce18" table:formula="of:=[.D28]+[.G28]" office:value-type="float" office:value="500500" calcext:value-type="float">
            <text:p>500500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"/>
          <table:table-cell table:style-name="ce27" office:value-type="string" calcext:value-type="string" table:number-columns-spanned="3" table:number-rows-spanned="1">
            <text:p>With Partial Pivoting</text:p>
          </table:table-cell>
          <table:covered-table-cell table:number-columns-repeated="2" table:style-name="ce27"/>
          <table:table-cell table:style-name="ce34" office:value-type="string" calcext:value-type="string" table:number-columns-spanned="3" table:number-rows-spanned="1">
            <text:p>Without Partial Pivoting</text:p>
          </table:table-cell>
          <table:covered-table-cell table:number-columns-repeated="2" table:style-name="ce34"/>
          <table:table-cell table:number-columns-repeated="1017"/>
        </table:table-row>
        <table:table-row table:style-name="ro1">
          <table:table-cell table:style-name="ce5" office:value-type="string" calcext:value-type="string">
            <text:p>N</text:p>
          </table:table-cell>
          <table:table-cell table:style-name="ce27" office:value-type="string" calcext:value-type="string">
            <text:p># Add</text:p>
          </table:table-cell>
          <table:table-cell table:style-name="ce27" office:value-type="string" calcext:value-type="string">
            <text:p># Multiply</text:p>
          </table:table-cell>
          <table:table-cell table:style-name="ce27" office:value-type="string" calcext:value-type="string">
            <text:p># Divide</text:p>
          </table:table-cell>
          <table:table-cell table:style-name="ce34" office:value-type="string" calcext:value-type="string">
            <text:p># Add</text:p>
          </table:table-cell>
          <table:table-cell table:style-name="ce34" office:value-type="string" calcext:value-type="string">
            <text:p># Multiply</text:p>
          </table:table-cell>
          <table:table-cell table:style-name="ce34" office:value-type="string" calcext:value-type="string">
            <text:p># Divide</text:p>
          </table:table-cell>
          <table:table-cell table:number-columns-repeated="1017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number-columns-repeated="2" table:style-name="ce11" office:value-type="float" office:value="338250" calcext:value-type="float">
            <text:p>338250</text:p>
          </table:table-cell>
          <table:table-cell table:style-name="ce11" office:value-type="float" office:value="5050" calcext:value-type="float">
            <text:p>5050</text:p>
          </table:table-cell>
          <table:table-cell table:number-columns-repeated="2" table:style-name="ce16" office:value-type="float" office:value="338250" calcext:value-type="float">
            <text:p>338250</text:p>
          </table:table-cell>
          <table:table-cell table:style-name="ce16" office:value-type="float" office:value="5050" calcext:value-type="float">
            <text:p>5050</text:p>
          </table:table-cell>
          <table:table-cell table:number-columns-repeated="1017"/>
        </table:table-row>
        <table:table-row table:style-name="ro1">
          <table:table-cell table:style-name="ce5" office:value-type="float" office:value="200" calcext:value-type="float">
            <text:p>200</text:p>
          </table:table-cell>
          <table:table-cell table:number-columns-repeated="2" table:style-name="ce11" office:value-type="float" office:value="2686500" calcext:value-type="float">
            <text:p>2686500</text:p>
          </table:table-cell>
          <table:table-cell table:style-name="ce11" office:value-type="float" office:value="20100" calcext:value-type="float">
            <text:p>20100</text:p>
          </table:table-cell>
          <table:table-cell table:number-columns-repeated="2" table:style-name="ce16" office:value-type="float" office:value="2686500" calcext:value-type="float">
            <text:p>2686500</text:p>
          </table:table-cell>
          <table:table-cell table:style-name="ce16" office:value-type="float" office:value="20100" calcext:value-type="float">
            <text:p>20100</text:p>
          </table:table-cell>
          <table:table-cell table:number-columns-repeated="1017"/>
        </table:table-row>
        <table:table-row table:style-name="ro1">
          <table:table-cell table:style-name="ce5" office:value-type="float" office:value="300" calcext:value-type="float">
            <text:p>300</text:p>
          </table:table-cell>
          <table:table-cell table:number-columns-repeated="2" table:style-name="ce11" office:value-type="float" office:value="9044750" calcext:value-type="float">
            <text:p>9044750</text:p>
          </table:table-cell>
          <table:table-cell table:style-name="ce11" office:value-type="float" office:value="45150" calcext:value-type="float">
            <text:p>45150</text:p>
          </table:table-cell>
          <table:table-cell table:number-columns-repeated="2" table:style-name="ce16" office:value-type="float" office:value="9044750" calcext:value-type="float">
            <text:p>9044750</text:p>
          </table:table-cell>
          <table:table-cell table:style-name="ce16" office:value-type="float" office:value="45150" calcext:value-type="float">
            <text:p>45150</text:p>
          </table:table-cell>
          <table:table-cell table:number-columns-repeated="1017"/>
        </table:table-row>
        <table:table-row table:style-name="ro1">
          <table:table-cell table:style-name="ce5" office:value-type="float" office:value="400" calcext:value-type="float">
            <text:p>400</text:p>
          </table:table-cell>
          <table:table-cell table:number-columns-repeated="2" table:style-name="ce11" office:value-type="float" office:value="21413000" calcext:value-type="float">
            <text:p>21413000</text:p>
          </table:table-cell>
          <table:table-cell table:style-name="ce11" office:value-type="float" office:value="80200" calcext:value-type="float">
            <text:p>80200</text:p>
          </table:table-cell>
          <table:table-cell table:number-columns-repeated="2" table:style-name="ce16" office:value-type="float" office:value="21413000" calcext:value-type="float">
            <text:p>21413000</text:p>
          </table:table-cell>
          <table:table-cell table:style-name="ce16" office:value-type="float" office:value="80200" calcext:value-type="float">
            <text:p>80200</text:p>
          </table:table-cell>
          <table:table-cell table:number-columns-repeated="1017"/>
        </table:table-row>
        <table:table-row table:style-name="ro1">
          <table:table-cell table:style-name="ce5" office:value-type="float" office:value="500" calcext:value-type="float">
            <text:p>500</text:p>
          </table:table-cell>
          <table:table-cell table:number-columns-repeated="2" table:style-name="ce11" office:value-type="float" office:value="41791250" calcext:value-type="float">
            <text:p>41791250</text:p>
          </table:table-cell>
          <table:table-cell table:style-name="ce11" office:value-type="float" office:value="125250" calcext:value-type="float">
            <text:p>125250</text:p>
          </table:table-cell>
          <table:table-cell table:number-columns-repeated="2" table:style-name="ce16" office:value-type="float" office:value="41791250" calcext:value-type="float">
            <text:p>41791250</text:p>
          </table:table-cell>
          <table:table-cell table:style-name="ce16" office:value-type="float" office:value="125250" calcext:value-type="float">
            <text:p>125250</text:p>
          </table:table-cell>
          <table:table-cell table:number-columns-repeated="1017"/>
        </table:table-row>
        <table:table-row table:style-name="ro1">
          <table:table-cell table:style-name="ce5" office:value-type="float" office:value="600" calcext:value-type="float">
            <text:p>600</text:p>
          </table:table-cell>
          <table:table-cell table:number-columns-repeated="2" table:style-name="ce11" office:value-type="float" office:value="72179500" calcext:value-type="float">
            <text:p>72179500</text:p>
          </table:table-cell>
          <table:table-cell table:style-name="ce11" office:value-type="float" office:value="180300" calcext:value-type="float">
            <text:p>180300</text:p>
          </table:table-cell>
          <table:table-cell table:number-columns-repeated="2" table:style-name="ce16" office:value-type="float" office:value="72179500" calcext:value-type="float">
            <text:p>72179500</text:p>
          </table:table-cell>
          <table:table-cell table:style-name="ce16" office:value-type="float" office:value="180300" calcext:value-type="float">
            <text:p>180300</text:p>
          </table:table-cell>
          <table:table-cell table:number-columns-repeated="1017"/>
        </table:table-row>
        <table:table-row table:style-name="ro1">
          <table:table-cell table:style-name="ce5" office:value-type="float" office:value="700" calcext:value-type="float">
            <text:p>700</text:p>
          </table:table-cell>
          <table:table-cell table:number-columns-repeated="2" table:style-name="ce11" office:value-type="float" office:value="114577750" calcext:value-type="float">
            <text:p>114577750</text:p>
          </table:table-cell>
          <table:table-cell table:style-name="ce11" office:value-type="float" office:value="245350" calcext:value-type="float">
            <text:p>245350</text:p>
          </table:table-cell>
          <table:table-cell table:number-columns-repeated="2" table:style-name="ce16" office:value-type="float" office:value="114577750" calcext:value-type="float">
            <text:p>114577750</text:p>
          </table:table-cell>
          <table:table-cell table:style-name="ce16" office:value-type="float" office:value="245350" calcext:value-type="float">
            <text:p>245350</text:p>
          </table:table-cell>
          <table:table-cell table:number-columns-repeated="1017"/>
        </table:table-row>
        <table:table-row table:style-name="ro1">
          <table:table-cell table:style-name="ce5" office:value-type="float" office:value="800" calcext:value-type="float">
            <text:p>800</text:p>
          </table:table-cell>
          <table:table-cell table:number-columns-repeated="2" table:style-name="ce11" office:value-type="float" office:value="170986000" calcext:value-type="float">
            <text:p>170986000</text:p>
          </table:table-cell>
          <table:table-cell table:style-name="ce11" office:value-type="float" office:value="320400" calcext:value-type="float">
            <text:p>320400</text:p>
          </table:table-cell>
          <table:table-cell table:number-columns-repeated="2" table:style-name="ce16" office:value-type="float" office:value="170986000" calcext:value-type="float">
            <text:p>170986000</text:p>
          </table:table-cell>
          <table:table-cell table:style-name="ce16" office:value-type="float" office:value="320400" calcext:value-type="float">
            <text:p>320400</text:p>
          </table:table-cell>
          <table:table-cell table:number-columns-repeated="1017"/>
        </table:table-row>
        <table:table-row table:style-name="ro1">
          <table:table-cell table:style-name="ce5" office:value-type="float" office:value="900" calcext:value-type="float">
            <text:p>900</text:p>
          </table:table-cell>
          <table:table-cell table:number-columns-repeated="2" table:style-name="ce11" office:value-type="float" office:value="243404250" calcext:value-type="float">
            <text:p>243404250</text:p>
          </table:table-cell>
          <table:table-cell table:style-name="ce11" office:value-type="float" office:value="405450" calcext:value-type="float">
            <text:p>405450</text:p>
          </table:table-cell>
          <table:table-cell table:number-columns-repeated="2" table:style-name="ce16" office:value-type="float" office:value="243404250" calcext:value-type="float">
            <text:p>243404250</text:p>
          </table:table-cell>
          <table:table-cell table:style-name="ce16" office:value-type="float" office:value="405450" calcext:value-type="float">
            <text:p>405450</text:p>
          </table:table-cell>
          <table:table-cell table:number-columns-repeated="1017"/>
        </table:table-row>
        <table:table-row table:style-name="ro1">
          <table:table-cell table:style-name="ce5" office:value-type="float" office:value="1000" calcext:value-type="float">
            <text:p>1000</text:p>
          </table:table-cell>
          <table:table-cell table:number-columns-repeated="2" table:style-name="ce11" office:value-type="float" office:value="333832500" calcext:value-type="float">
            <text:p>333832500</text:p>
          </table:table-cell>
          <table:table-cell table:style-name="ce11" office:value-type="float" office:value="500500" calcext:value-type="float">
            <text:p>500500</text:p>
          </table:table-cell>
          <table:table-cell table:number-columns-repeated="2" table:style-name="ce16" office:value-type="float" office:value="333832500" calcext:value-type="float">
            <text:p>333832500</text:p>
          </table:table-cell>
          <table:table-cell table:style-name="ce16" office:value-type="float" office:value="500500" calcext:value-type="float">
            <text:p>500500</text:p>
          </table:table-cell>
          <table:table-cell table:number-columns-repeated="1017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n_1iv" table:style-name="ta1">
        <table:shapes>
          <draw:frame draw:z-index="0" draw:style-name="gr1" draw:text-style-name="P1" svg:width="363.69pt" svg:height="210.05pt" svg:x="0pt" svg:y="188.42pt">
            <draw:object draw:notify-on-update-of-ranges="qn_1iv.C3:qn_1iv.C12 qn_1iv.G3:qn_1iv.G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70.52pt" svg:height="208.4pt" svg:x="369.04pt" svg:y="189.16pt">
            <draw:object draw:notify-on-update-of-ranges="qn_1iv.C3:qn_1iv.C12 qn_1iv.E3:qn_1iv.E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9" table:default-cell-style-name="ce20"/>
        <table:table-column table:style-name="co6" table:default-cell-style-name="ce20"/>
        <table:table-column table:style-name="co10" table:default-cell-style-name="ce21"/>
        <table:table-column table:style-name="co6" table:number-columns-repeated="2" table:default-cell-style-name="ce23"/>
        <table:table-column table:style-name="co6" table:default-cell-style-name="ce25"/>
        <table:table-column table:style-name="co4" table:default-cell-style-name="ce25"/>
        <table:table-column table:style-name="co4" table:number-columns-repeated="6" table:default-cell-style-name="ce46"/>
        <table:table-row table:style-name="ro2">
          <table:table-cell table:style-name="ce19" office:value-type="string" calcext:value-type="string">
            <text:p>Size</text:p>
            <text:p>Of</text:p>
            <text:p>Problem</text:p>
          </table:table-cell>
          <table:table-cell table:style-name="ce19" office:value-type="string" calcext:value-type="string">
            <text:p>Theoritical</text:p>
            <text:p>Time</text:p>
          </table:table-cell>
          <table:table-cell table:style-name="ce19"/>
          <table:table-cell table:style-name="ce41" office:value-type="string" calcext:value-type="string" table:number-columns-spanned="2" table:number-rows-spanned="1">
            <text:p>Actual Time With </text:p>
            <text:p>Partial </text:p>
            <text:p>Pivoting</text:p>
          </table:table-cell>
          <table:covered-table-cell table:style-name="ce41"/>
          <table:table-cell table:style-name="ce43" office:value-type="string" calcext:value-type="string" table:number-columns-spanned="2" table:number-rows-spanned="1">
            <text:p>Actual Time Without </text:p>
            <text:p>Partial </text:p>
            <text:p>Pivoting</text:p>
          </table:table-cell>
          <table:covered-table-cell table:style-name="ce43"/>
          <table:table-cell table:style-name="ce45" office:value-type="string" calcext:value-type="string" table:number-columns-spanned="3" table:number-rows-spanned="1">
            <text:p>Slope </text:p>
            <text:p>Calculation</text:p>
            <text:p>(With Partial Pivoting)</text:p>
          </table:table-cell>
          <table:covered-table-cell table:number-columns-repeated="2" table:style-name="ce29"/>
          <table:table-cell table:style-name="ce45" office:value-type="string" calcext:value-type="string" table:number-columns-spanned="3" table:number-rows-spanned="1">
            <text:p>Slope </text:p>
            <text:p>Calculation</text:p>
            <text:p>(Without Partial Pivoting)</text:p>
          </table:table-cell>
          <table:covered-table-cell table:number-columns-repeated="2" table:style-name="ce29"/>
        </table:table-row>
        <table:table-row table:style-name="ro1"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T1(N)</text:p>
          </table:table-cell>
          <table:table-cell table:style-name="ce19" office:value-type="string" calcext:value-type="string">
            <text:p>Log(n)</text:p>
          </table:table-cell>
          <table:table-cell table:style-name="ce41" office:value-type="string" calcext:value-type="string">
            <text:p>Time T1(n)</text:p>
          </table:table-cell>
          <table:table-cell table:style-name="ce41" office:value-type="string" calcext:value-type="string">
            <text:p>Log(T1(n))</text:p>
          </table:table-cell>
          <table:table-cell table:style-name="ce43" office:value-type="string" calcext:value-type="string">
            <text:p>Time T1(n)</text:p>
          </table:table-cell>
          <table:table-cell table:style-name="ce43" office:value-type="string" calcext:value-type="string">
            <text:p>Log(T1(n))</text:p>
          </table:table-cell>
          <table:table-cell table:style-name="ce45" office:value-type="string" calcext:value-type="string">
            <text:p>Y2 – Y1</text:p>
          </table:table-cell>
          <table:table-cell table:style-name="ce45" office:value-type="string" calcext:value-type="string">
            <text:p>X2 – X1</text:p>
          </table:table-cell>
          <table:table-cell table:style-name="ce45" office:value-type="string" calcext:value-type="string">
            <text:p>Slope</text:p>
          </table:table-cell>
          <table:table-cell table:style-name="ce45" office:value-type="string" calcext:value-type="string">
            <text:p>Y2 – Y1</text:p>
          </table:table-cell>
          <table:table-cell table:style-name="ce45" office:value-type="string" calcext:value-type="string">
            <text:p>X2 – X1</text:p>
          </table:table-cell>
          <table:table-cell table:style-name="ce45" office:value-type="string" calcext:value-type="string">
            <text:p>Slop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81550" calcext:value-type="float">
            <text:p>681550</text:p>
          </table:table-cell>
          <table:table-cell table:formula="of:=LOG10([.A3])" office:value-type="float" office:value="2" calcext:value-type="float">
            <text:p>2.000</text:p>
          </table:table-cell>
          <table:table-cell office:value-type="float" office:value="0.2974" calcext:value-type="float">
            <text:p>0.297</text:p>
          </table:table-cell>
          <table:table-cell table:formula="of:=LOG10([.D3])" office:value-type="float" office:value="-0.526659035814065" calcext:value-type="float">
            <text:p>-0.527</text:p>
          </table:table-cell>
          <table:table-cell office:value-type="float" office:value="0.2941" calcext:value-type="float">
            <text:p>0.294</text:p>
          </table:table-cell>
          <table:table-cell table:formula="of:=LOG10([.F3])" office:value-type="float" office:value="-0.531504975492931" calcext:value-type="float">
            <text:p>-0.532</text:p>
          </table:table-cell>
          <table:table-cell table:formula="of:=[.E4]-[.E3]" office:value-type="float" office:value="0.921985428883415" calcext:value-type="float">
            <text:p>0.922</text:p>
          </table:table-cell>
          <table:table-cell table:formula="of:=[.C4]-[.C3]" office:value-type="float" office:value="0.301029995663981" calcext:value-type="float">
            <text:p>0.301</text:p>
          </table:table-cell>
          <table:table-cell table:formula="of:=[.H3]/[.I3]" office:value-type="float" office:value="3.06276929928459" calcext:value-type="float">
            <text:p>3.063</text:p>
          </table:table-cell>
          <table:table-cell table:formula="of:=[.G4]-[.G3]" office:value-type="float" office:value="0.920671059857463" calcext:value-type="float">
            <text:p>0.921</text:p>
          </table:table-cell>
          <table:table-cell table:formula="of:=[.C4]-[.C3]" office:value-type="float" office:value="0.301029995663981" calcext:value-type="float">
            <text:p>0.301</text:p>
          </table:table-cell>
          <table:table-cell table:formula="of:=[.K3]/[.L3]" office:value-type="float" office:value="3.05840305989023" calcext:value-type="float">
            <text:p>3.05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393100" calcext:value-type="float">
            <text:p>5393100</text:p>
          </table:table-cell>
          <table:table-cell table:formula="of:=LOG10([.A4])" office:value-type="float" office:value="2.30102999566398" calcext:value-type="float">
            <text:p>2.301</text:p>
          </table:table-cell>
          <table:table-cell office:value-type="float" office:value="2.485" calcext:value-type="float">
            <text:p>2.485</text:p>
          </table:table-cell>
          <table:table-cell table:formula="of:=LOG10([.D4])" office:value-type="float" office:value="0.395326393069351" calcext:value-type="float">
            <text:p>0.395</text:p>
          </table:table-cell>
          <table:table-cell office:value-type="float" office:value="2.45" calcext:value-type="float">
            <text:p>2.450</text:p>
          </table:table-cell>
          <table:table-cell table:formula="of:=LOG10([.F4])" office:value-type="float" office:value="0.389166084364532" calcext:value-type="float">
            <text:p>0.389</text:p>
          </table:table-cell>
          <table:table-cell table:formula="of:=[.E5]-[.E4]" office:value-type="float" office:value="0.536995138919942" calcext:value-type="float">
            <text:p>0.537</text:p>
          </table:table-cell>
          <table:table-cell table:formula="of:=[.C5]-[.C4]" office:value-type="float" office:value="0.176091259055681" calcext:value-type="float">
            <text:p>0.176</text:p>
          </table:table-cell>
          <table:table-cell table:formula="of:=[.H4]/[.I4]" office:value-type="float" office:value="3.04952751090354" calcext:value-type="float">
            <text:p>3.050</text:p>
          </table:table-cell>
          <table:table-cell table:formula="of:=[.G5]-[.G4]" office:value-type="float" office:value="0.519318934514117" calcext:value-type="float">
            <text:p>0.519</text:p>
          </table:table-cell>
          <table:table-cell table:formula="of:=[.C5]-[.C4]" office:value-type="float" office:value="0.176091259055681" calcext:value-type="float">
            <text:p>0.176</text:p>
          </table:table-cell>
          <table:table-cell table:formula="of:=[.K4]/[.L4]" office:value-type="float" office:value="2.94914658058016" calcext:value-type="float">
            <text:p>2.94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8134650" calcext:value-type="float">
            <text:p>18134650</text:p>
          </table:table-cell>
          <table:table-cell table:formula="of:=LOG10([.A5])" office:value-type="float" office:value="2.47712125471966" calcext:value-type="float">
            <text:p>2.477</text:p>
          </table:table-cell>
          <table:table-cell office:value-type="float" office:value="8.557" calcext:value-type="float">
            <text:p>8.557</text:p>
          </table:table-cell>
          <table:table-cell table:formula="of:=LOG10([.D5])" office:value-type="float" office:value="0.932321531989293" calcext:value-type="float">
            <text:p>0.932</text:p>
          </table:table-cell>
          <table:table-cell office:value-type="float" office:value="8.1" calcext:value-type="float">
            <text:p>8.100</text:p>
          </table:table-cell>
          <table:table-cell table:formula="of:=LOG10([.F5])" office:value-type="float" office:value="0.90848501887865" calcext:value-type="float">
            <text:p>0.908</text:p>
          </table:table-cell>
          <table:table-cell table:formula="of:=[.E6]-[.E5]" office:value-type="float" office:value="0.374253596107156" calcext:value-type="float">
            <text:p>0.374</text:p>
          </table:table-cell>
          <table:table-cell table:formula="of:=[.C6]-[.C5]" office:value-type="float" office:value="0.1249387366083" calcext:value-type="float">
            <text:p>0.125</text:p>
          </table:table-cell>
          <table:table-cell table:formula="of:=[.H5]/[.I5]" office:value-type="float" office:value="2.99549688324841" calcext:value-type="float">
            <text:p>2.995</text:p>
          </table:table-cell>
          <table:table-cell table:formula="of:=[.G6]-[.G5]" office:value-type="float" office:value="0.374069123973153" calcext:value-type="float">
            <text:p>0.374</text:p>
          </table:table-cell>
          <table:table-cell table:formula="of:=[.C6]-[.C5]" office:value-type="float" office:value="0.1249387366083" calcext:value-type="float">
            <text:p>0.125</text:p>
          </table:table-cell>
          <table:table-cell table:formula="of:=[.K5]/[.L5]" office:value-type="float" office:value="2.99402038253285" calcext:value-type="float">
            <text:p>2.99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2906200" calcext:value-type="float">
            <text:p>42906200</text:p>
          </table:table-cell>
          <table:table-cell table:formula="of:=LOG10([.A6])" office:value-type="float" office:value="2.60205999132796" calcext:value-type="float">
            <text:p>2.602</text:p>
          </table:table-cell>
          <table:table-cell office:value-type="float" office:value="20.257" calcext:value-type="float">
            <text:p>20.257</text:p>
          </table:table-cell>
          <table:table-cell table:formula="of:=LOG10([.D6])" office:value-type="float" office:value="1.30657512809645" calcext:value-type="float">
            <text:p>1.307</text:p>
          </table:table-cell>
          <table:table-cell office:value-type="float" office:value="19.167" calcext:value-type="float">
            <text:p>19.167</text:p>
          </table:table-cell>
          <table:table-cell table:formula="of:=LOG10([.F6])" office:value-type="float" office:value="1.2825541428518" calcext:value-type="float">
            <text:p>1.283</text:p>
          </table:table-cell>
          <table:table-cell table:formula="of:=[.E7]-[.E6]" office:value-type="float" office:value="0.285034788476851" calcext:value-type="float">
            <text:p>0.285</text:p>
          </table:table-cell>
          <table:table-cell table:formula="of:=[.C7]-[.C6]" office:value-type="float" office:value="0.0969100130080562" calcext:value-type="float">
            <text:p>0.097</text:p>
          </table:table-cell>
          <table:table-cell table:formula="of:=[.H6]/[.I6]" office:value-type="float" office:value="2.94123155729177" calcext:value-type="float">
            <text:p>2.941</text:p>
          </table:table-cell>
          <table:table-cell table:formula="of:=[.G7]-[.G6]" office:value-type="float" office:value="0.292032666342016" calcext:value-type="float">
            <text:p>0.292</text:p>
          </table:table-cell>
          <table:table-cell table:formula="of:=[.C7]-[.C6]" office:value-type="float" office:value="0.0969100130080562" calcext:value-type="float">
            <text:p>0.097</text:p>
          </table:table-cell>
          <table:table-cell table:formula="of:=[.K6]/[.L6]" office:value-type="float" office:value="3.01344161740788" calcext:value-type="float">
            <text:p>3.01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3707750" calcext:value-type="float">
            <text:p>83707750</text:p>
          </table:table-cell>
          <table:table-cell table:formula="of:=LOG10([.A7])" office:value-type="float" office:value="2.69897000433602" calcext:value-type="float">
            <text:p>2.699</text:p>
          </table:table-cell>
          <table:table-cell office:value-type="float" office:value="39.049" calcext:value-type="float">
            <text:p>39.049</text:p>
          </table:table-cell>
          <table:table-cell table:formula="of:=LOG10([.D7])" office:value-type="float" office:value="1.5916099165733" calcext:value-type="float">
            <text:p>1.592</text:p>
          </table:table-cell>
          <table:table-cell office:value-type="float" office:value="37.548" calcext:value-type="float">
            <text:p>37.548</text:p>
          </table:table-cell>
          <table:table-cell table:formula="of:=LOG10([.F7])" office:value-type="float" office:value="1.57458680919382" calcext:value-type="float">
            <text:p>1.575</text:p>
          </table:table-cell>
          <table:table-cell table:formula="of:=[.E8]-[.E7]" office:value-type="float" office:value="0.247673251643274" calcext:value-type="float">
            <text:p>0.248</text:p>
          </table:table-cell>
          <table:table-cell table:formula="of:=[.C8]-[.C7]" office:value-type="float" office:value="0.0791812460476247" calcext:value-type="float">
            <text:p>0.079</text:p>
          </table:table-cell>
          <table:table-cell table:formula="of:=[.H7]/[.I7]" office:value-type="float" office:value="3.12792819014628" calcext:value-type="float">
            <text:p>3.128</text:p>
          </table:table-cell>
          <table:table-cell table:formula="of:=[.G8]-[.G7]" office:value-type="float" office:value="0.241780451081802" calcext:value-type="float">
            <text:p>0.242</text:p>
          </table:table-cell>
          <table:table-cell table:formula="of:=[.C8]-[.C7]" office:value-type="float" office:value="0.0791812460476247" calcext:value-type="float">
            <text:p>0.079</text:p>
          </table:table-cell>
          <table:table-cell table:formula="of:=[.K7]/[.L7]" office:value-type="float" office:value="3.05350652017246" calcext:value-type="float">
            <text:p>3.05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44539300" calcext:value-type="float">
            <text:p>144539300</text:p>
          </table:table-cell>
          <table:table-cell table:formula="of:=LOG10([.A8])" office:value-type="float" office:value="2.77815125038364" calcext:value-type="float">
            <text:p>2.778</text:p>
          </table:table-cell>
          <table:table-cell office:value-type="float" office:value="69.069" calcext:value-type="float">
            <text:p>69.069</text:p>
          </table:table-cell>
          <table:table-cell table:formula="of:=LOG10([.D8])" office:value-type="float" office:value="1.83928316821657" calcext:value-type="float">
            <text:p>1.839</text:p>
          </table:table-cell>
          <table:table-cell office:value-type="float" office:value="65.519" calcext:value-type="float">
            <text:p>65.519</text:p>
          </table:table-cell>
          <table:table-cell table:formula="of:=LOG10([.F8])" office:value-type="float" office:value="1.81636726027562" calcext:value-type="float">
            <text:p>1.816</text:p>
          </table:table-cell>
          <table:table-cell table:formula="of:=[.E9]-[.E8]" office:value-type="float" office:value="0.19653465978541" calcext:value-type="float">
            <text:p>0.197</text:p>
          </table:table-cell>
          <table:table-cell table:formula="of:=[.C9]-[.C8]" office:value-type="float" office:value="0.0669467896306135" calcext:value-type="float">
            <text:p>0.067</text:p>
          </table:table-cell>
          <table:table-cell table:formula="of:=[.H8]/[.I8]" office:value-type="float" office:value="2.93568460668259" calcext:value-type="float">
            <text:p>2.936</text:p>
          </table:table-cell>
          <table:table-cell table:formula="of:=[.G9]-[.G8]" office:value-type="float" office:value="0.202790587463662" calcext:value-type="float">
            <text:p>0.203</text:p>
          </table:table-cell>
          <table:table-cell table:formula="of:=[.C9]-[.C8]" office:value-type="float" office:value="0.0669467896306135" calcext:value-type="float">
            <text:p>0.067</text:p>
          </table:table-cell>
          <table:table-cell table:formula="of:=[.K8]/[.L8]" office:value-type="float" office:value="3.0291308751709" calcext:value-type="float">
            <text:p>3.02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29400850" calcext:value-type="float">
            <text:p>229400850</text:p>
          </table:table-cell>
          <table:table-cell table:formula="of:=LOG10([.A9])" office:value-type="float" office:value="2.84509804001426" calcext:value-type="float">
            <text:p>2.845</text:p>
          </table:table-cell>
          <table:table-cell office:value-type="float" office:value="108.597" calcext:value-type="float">
            <text:p>108.597</text:p>
          </table:table-cell>
          <table:table-cell table:formula="of:=LOG10([.D9])" office:value-type="float" office:value="2.03581782800198" calcext:value-type="float">
            <text:p>2.036</text:p>
          </table:table-cell>
          <table:table-cell office:value-type="float" office:value="104.51" calcext:value-type="float">
            <text:p>104.510</text:p>
          </table:table-cell>
          <table:table-cell table:formula="of:=LOG10([.F9])" office:value-type="float" office:value="2.01915784773928" calcext:value-type="float">
            <text:p>2.019</text:p>
          </table:table-cell>
          <table:table-cell table:formula="of:=[.E10]-[.E9]" office:value-type="float" office:value="0.17325194057938" calcext:value-type="float">
            <text:p>0.173</text:p>
          </table:table-cell>
          <table:table-cell table:formula="of:=[.C10]-[.C9]" office:value-type="float" office:value="0.0579919469776868" calcext:value-type="float">
            <text:p>0.058</text:p>
          </table:table-cell>
          <table:table-cell table:formula="of:=[.H9]/[.I9]" office:value-type="float" office:value="2.98751722624593" calcext:value-type="float">
            <text:p>2.988</text:p>
          </table:table-cell>
          <table:table-cell table:formula="of:=[.G10]-[.G9]" office:value-type="float" office:value="0.176298985888887" calcext:value-type="float">
            <text:p>0.176</text:p>
          </table:table-cell>
          <table:table-cell table:formula="of:=[.C10]-[.C9]" office:value-type="float" office:value="0.0579919469776868" calcext:value-type="float">
            <text:p>0.058</text:p>
          </table:table-cell>
          <table:table-cell table:formula="of:=[.K9]/[.L9]" office:value-type="float" office:value="3.04005978548574" calcext:value-type="float">
            <text:p>3.04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42292400" calcext:value-type="float">
            <text:p>342292400</text:p>
          </table:table-cell>
          <table:table-cell table:formula="of:=LOG10([.A10])" office:value-type="float" office:value="2.90308998699194" calcext:value-type="float">
            <text:p>2.903</text:p>
          </table:table-cell>
          <table:table-cell office:value-type="float" office:value="161.834" calcext:value-type="float">
            <text:p>161.834</text:p>
          </table:table-cell>
          <table:table-cell table:formula="of:=LOG10([.D10])" office:value-type="float" office:value="2.20906976858136" calcext:value-type="float">
            <text:p>2.209</text:p>
          </table:table-cell>
          <table:table-cell office:value-type="float" office:value="156.84" calcext:value-type="float">
            <text:p>156.840</text:p>
          </table:table-cell>
          <table:table-cell table:formula="of:=LOG10([.F10])" office:value-type="float" office:value="2.19545683362817" calcext:value-type="float">
            <text:p>2.195</text:p>
          </table:table-cell>
          <table:table-cell table:formula="of:=[.E11]-[.E10]" office:value-type="float" office:value="0.1541284004344" calcext:value-type="float">
            <text:p>0.154</text:p>
          </table:table-cell>
          <table:table-cell table:formula="of:=[.C11]-[.C10]" office:value-type="float" office:value="0.051152522447381" calcext:value-type="float">
            <text:p>0.051</text:p>
          </table:table-cell>
          <table:table-cell table:formula="of:=[.H10]/[.I10]" office:value-type="float" office:value="3.01311436973509" calcext:value-type="float">
            <text:p>3.013</text:p>
          </table:table-cell>
          <table:table-cell table:formula="of:=[.G11]-[.G10]" office:value-type="float" office:value="0.15239012351575" calcext:value-type="float">
            <text:p>0.152</text:p>
          </table:table-cell>
          <table:table-cell table:formula="of:=[.C11]-[.C10]" office:value-type="float" office:value="0.051152522447381" calcext:value-type="float">
            <text:p>0.051</text:p>
          </table:table-cell>
          <table:table-cell table:formula="of:=[.K10]/[.L10]" office:value-type="float" office:value="2.97913213708099" calcext:value-type="float">
            <text:p>2.979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87213950" calcext:value-type="float">
            <text:p>487213950</text:p>
          </table:table-cell>
          <table:table-cell table:formula="of:=LOG10([.A11])" office:value-type="float" office:value="2.95424250943932" calcext:value-type="float">
            <text:p>2.954</text:p>
          </table:table-cell>
          <table:table-cell office:value-type="float" office:value="230.78" calcext:value-type="float">
            <text:p>230.780</text:p>
          </table:table-cell>
          <table:table-cell table:formula="of:=LOG10([.D11])" office:value-type="float" office:value="2.36319816901576" calcext:value-type="float">
            <text:p>2.363</text:p>
          </table:table-cell>
          <table:table-cell office:value-type="float" office:value="222.765" calcext:value-type="float">
            <text:p>222.765</text:p>
          </table:table-cell>
          <table:table-cell table:formula="of:=LOG10([.F11])" office:value-type="float" office:value="2.34784695714392" calcext:value-type="float">
            <text:p>2.348</text:p>
          </table:table-cell>
          <table:table-cell table:formula="of:=[.E12]-[.E11]" office:value-type="float" office:value="0.13197415326451" calcext:value-type="float">
            <text:p>0.132</text:p>
          </table:table-cell>
          <table:table-cell table:formula="of:=[.C12]-[.C11]" office:value-type="float" office:value="0.0457574905606752" calcext:value-type="float">
            <text:p>0.046</text:p>
          </table:table-cell>
          <table:table-cell table:formula="of:=[.H11]/[.I11]" office:value-type="float" office:value="2.88420871965235" calcext:value-type="float">
            <text:p>2.884</text:p>
          </table:table-cell>
          <table:table-cell table:formula="of:=[.G12]-[.G11]" office:value-type="float" office:value="0.137775109561654" calcext:value-type="float">
            <text:p>0.138</text:p>
          </table:table-cell>
          <table:table-cell table:formula="of:=[.C12]-[.C11]" office:value-type="float" office:value="0.0457574905606752" calcext:value-type="float">
            <text:p>0.046</text:p>
          </table:table-cell>
          <table:table-cell table:formula="of:=[.K11]/[.L11]" office:value-type="float" office:value="3.01098482179573" calcext:value-type="float">
            <text:p>3.01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68165500" calcext:value-type="float">
            <text:p>668165500</text:p>
          </table:table-cell>
          <table:table-cell table:formula="of:=LOG10([.A12])" office:value-type="float" office:value="3" calcext:value-type="float">
            <text:p>3.000</text:p>
          </table:table-cell>
          <table:table-cell office:value-type="float" office:value="312.732" calcext:value-type="float">
            <text:p>312.732</text:p>
          </table:table-cell>
          <table:table-cell table:formula="of:=LOG10([.D12])" office:value-type="float" office:value="2.49517232228027" calcext:value-type="float">
            <text:p>2.495</text:p>
          </table:table-cell>
          <table:table-cell office:value-type="float" office:value="305.93" calcext:value-type="float">
            <text:p>305.930</text:p>
          </table:table-cell>
          <table:table-cell table:formula="of:=LOG10([.F12])" office:value-type="float" office:value="2.48562206670557" calcext:value-type="float">
            <text:p>2.486</text:p>
          </table:table-cell>
          <table:table-cell table:style-name="ce28" office:value-type="string" calcext:value-type="string" table:number-columns-spanned="2" table:number-rows-spanned="1">
            <text:p>Approx Slope</text:p>
          </table:table-cell>
          <table:covered-table-cell table:formula="of:=[.C13]-[.C12]" office:value-type="float" office:value="-3" calcext:value-type="float">
            <text:p>-3.000</text:p>
          </table:covered-table-cell>
          <table:table-cell table:formula="of:=AVERAGE([.J3:.J11])" office:value-type="float" office:value="2.99971981813228" calcext:value-type="float">
            <text:p>3.000</text:p>
          </table:table-cell>
          <table:table-cell table:style-name="ce28" office:value-type="string" calcext:value-type="string" table:number-columns-spanned="2" table:number-rows-spanned="1">
            <text:p>Approx Slope</text:p>
          </table:table-cell>
          <table:covered-table-cell table:formula="of:=[.C13]-[.C12]" office:value-type="float" office:value="-3" calcext:value-type="float">
            <text:p>-3.000</text:p>
          </table:covered-table-cell>
          <table:table-cell table:formula="of:=AVERAGE([.M3:.M11])" office:value-type="float" office:value="3.01420286445744" calcext:value-type="float">
            <text:p>3.014</text:p>
          </table:table-cell>
        </table:table-row>
      </table:table>
      <table:table table:name="qn_2ii" table:style-name="ta1">
        <table:table-column table:style-name="co4" table:number-columns-repeated="4" table:default-cell-style-name="ce51"/>
        <table:table-column table:style-name="co11" table:default-cell-style-name="ce51"/>
        <table:table-column table:style-name="co4" table:number-columns-repeated="1019" table:default-cell-style-name="ce51"/>
        <table:table-row table:style-name="ro1">
          <table:table-cell table:style-name="ce49" office:value-type="string" calcext:value-type="string" table:number-columns-spanned="4" table:number-rows-spanned="1">
            <text:p>Original Matrix</text:p>
          </table:table-cell>
          <table:covered-table-cell table:number-columns-repeated="3" table:style-name="ce54"/>
          <table:table-cell table:number-columns-repeated="1020"/>
        </table:table-row>
        <table:table-row table:style-name="ro1">
          <table:table-cell table:style-name="ce50" office:value-type="float" office:value="8" calcext:value-type="float">
            <text:p>8</text:p>
          </table:table-cell>
          <table:table-cell table:style-name="ce50" office:value-type="float" office:value="10" calcext:value-type="float">
            <text:p>10</text:p>
          </table:table-cell>
          <table:table-cell table:style-name="ce50" office:value-type="float" office:value="13" calcext:value-type="float">
            <text:p>13</text:p>
          </table:table-cell>
          <table:table-cell table:style-name="ce50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50" office:value-type="float" office:value="6" calcext:value-type="float">
            <text:p>6</text:p>
          </table:table-cell>
          <table:table-cell table:style-name="ce50" office:value-type="float" office:value="17" calcext:value-type="float">
            <text:p>17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float" office:value="10" calcext:value-type="float">
            <text:p>10</text:p>
          </table:table-cell>
          <table:table-cell table:style-name="ce50"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table:style-name="ce50" office:value-type="float" office:value="10" calcext:value-type="float">
            <text:p>10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8" calcext:value-type="float">
            <text:p>8</text:p>
          </table:table-cell>
          <table:table-cell table:style-name="ce50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9" office:value-type="string" calcext:value-type="string" table:number-columns-spanned="4" table:number-rows-spanned="1">
            <text:p>inverse(I + L)</text:p>
          </table:table-cell>
          <table:covered-table-cell table:number-columns-repeated="3" table:style-name="ce54"/>
          <table:table-cell table:number-columns-repeated="1020"/>
        </table:table-row>
        <table:table-row table:style-name="ro1">
          <table:table-cell table:style-name="ce52" office:value-type="float" office:value="1" calcext:value-type="float">
            <text:p>1</text:p>
          </table:table-cell>
          <table:table-cell table:number-columns-repeated="3" table:style-name="ce52" office:value-type="float" office:value="-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52" office:value-type="float" office:value="-0.3529" calcext:value-type="float">
            <text:p>-0.3529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52" office:value-type="float" office:value="-1.3235" calcext:value-type="float">
            <text:p>-1.3235</text:p>
          </table:table-cell>
          <table:table-cell table:style-name="ce52" office:value-type="float" office:value="-0.5" calcext:value-type="float">
            <text:p>-0.5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-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52" office:value-type="float" office:value="0.3137" calcext:value-type="float">
            <text:p>0.3137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-2.6667" calcext:value-type="float">
            <text:p>-2.6667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9" office:value-type="string" calcext:value-type="string" table:number-columns-spanned="4" table:number-rows-spanned="1">
            <text:p>-(I + L)-1 times U i.e. iteration matrix</text:p>
          </table:table-cell>
          <table:covered-table-cell table:number-columns-repeated="3" table:style-name="ce54"/>
          <table:table-cell table:number-columns-repeated="1020"/>
        </table:table-row>
        <table:table-row table:style-name="ro1">
          <table:table-cell table:style-name="ce53" office:value-type="float" office:value="0" calcext:value-type="float">
            <text:p>0</text:p>
          </table:table-cell>
          <table:table-cell table:style-name="ce53" office:value-type="float" office:value="-1.25" calcext:value-type="float">
            <text:p>-1.25</text:p>
          </table:table-cell>
          <table:table-cell table:style-name="ce53" office:value-type="float" office:value="-1.625" calcext:value-type="float">
            <text:p>-1.625</text:p>
          </table:table-cell>
          <table:table-cell table:style-name="ce53" office:value-type="float" office:value="-1.25" calcext:value-type="float">
            <text:p>-1.25</text:p>
          </table:table-cell>
          <table:table-cell table:number-columns-repeated="1020"/>
        </table:table-row>
        <table:table-row table:style-name="ro1">
          <table:table-cell table:style-name="ce53" office:value-type="float" office:value="0" calcext:value-type="float">
            <text:p>0</text:p>
          </table:table-cell>
          <table:table-cell table:style-name="ce53" office:value-type="float" office:value="0.4412" calcext:value-type="float">
            <text:p>0.4412</text:p>
          </table:table-cell>
          <table:table-cell table:style-name="ce53" office:value-type="float" office:value="0.1618" calcext:value-type="float">
            <text:p>0.1618</text:p>
          </table:table-cell>
          <table:table-cell table:style-name="ce53" office:value-type="float" office:value="-0.2059" calcext:value-type="float">
            <text:p>-0.2059</text:p>
          </table:table-cell>
          <table:table-cell table:number-columns-repeated="1020"/>
        </table:table-row>
        <table:table-row table:style-name="ro1">
          <table:table-cell table:style-name="ce53" office:value-type="float" office:value="0" calcext:value-type="float">
            <text:p>0</text:p>
          </table:table-cell>
          <table:table-cell table:style-name="ce53" office:value-type="float" office:value="1.6544" calcext:value-type="float">
            <text:p>1.6544</text:p>
          </table:table-cell>
          <table:table-cell table:style-name="ce53" office:value-type="float" office:value="2.3566" calcext:value-type="float">
            <text:p>2.3566</text:p>
          </table:table-cell>
          <table:table-cell table:style-name="ce53" office:value-type="float" office:value="0.2779" calcext:value-type="float">
            <text:p>0.2779</text:p>
          </table:table-cell>
          <table:table-cell table:number-columns-repeated="1020"/>
        </table:table-row>
        <table:table-row table:style-name="ro1">
          <table:table-cell table:style-name="ce53" office:value-type="float" office:value="0" calcext:value-type="float">
            <text:p>0</text:p>
          </table:table-cell>
          <table:table-cell table:style-name="ce53" office:value-type="float" office:value="-0.3922" calcext:value-type="float">
            <text:p>-0.3922</text:p>
          </table:table-cell>
          <table:table-cell table:style-name="ce53" office:value-type="float" office:value="-0.9216" calcext:value-type="float">
            <text:p>-0.9216</text:p>
          </table:table-cell>
          <table:table-cell table:style-name="ce53" office:value-type="float" office:value="3.4941" calcext:value-type="float">
            <text:p>3.494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54"/>
          <table:table-cell table:style-name="ce55" office:value-type="string" calcext:value-type="string">
            <text:p>norm values</text:p>
          </table:table-cell>
          <table:table-cell table:number-columns-repeated="1022"/>
        </table:table-row>
        <table:table-row table:style-name="ro1">
          <table:table-cell table:style-name="ce54" office:value-type="string" calcext:value-type="string">
            <text:p>l1</text:p>
          </table:table-cell>
          <table:table-cell table:style-name="ce56" office:value-type="float" office:value="5.228" calcext:value-type="float">
            <text:p>5.228</text:p>
          </table:table-cell>
          <table:table-cell table:number-columns-repeated="1022"/>
        </table:table-row>
        <table:table-row table:style-name="ro1">
          <table:table-cell table:style-name="ce54" office:value-type="string" calcext:value-type="string">
            <text:p>frobenius</text:p>
          </table:table-cell>
          <table:table-cell table:style-name="ce56" office:value-type="float" office:value="5.524" calcext:value-type="float">
            <text:p>5.524</text:p>
          </table:table-cell>
          <table:table-cell table:number-columns-repeated="1022"/>
        </table:table-row>
        <table:table-row table:style-name="ro1">
          <table:table-cell table:style-name="ce54" office:value-type="string" calcext:value-type="string">
            <text:p>infinity</text:p>
          </table:table-cell>
          <table:table-cell table:style-name="ce56" office:value-type="float" office:value="4.808" calcext:value-type="float">
            <text:p>4.808</text:p>
          </table:table-cell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n_2iii" table:style-name="ta1">
        <table:table-column table:style-name="co4" table:number-columns-repeated="1024" table:default-cell-style-name="ce51"/>
        <table:table-row table:style-name="ro1">
          <table:table-cell table:style-name="ce49" office:value-type="string" calcext:value-type="string" table:number-columns-spanned="4" table:number-rows-spanned="1">
            <text:p>Original Matrix</text:p>
          </table:table-cell>
          <table:covered-table-cell table:number-columns-repeated="3" table:style-name="ce54"/>
          <table:table-cell table:number-columns-repeated="1020"/>
        </table:table-row>
        <table:table-row table:style-name="ro1">
          <table:table-cell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7" office:value-type="float" office:value="3" calcext:value-type="float">
            <text:p>3</text:p>
          </table:table-cell>
          <table:table-cell table:number-columns-repeated="2"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7" office:value-type="float" office:value="2" calcext:value-type="float">
            <text:p>2</text:p>
          </table:table-cell>
          <table:table-cell table:number-columns-repeated="2" table:style-name="ce57" office:value-type="float" office:value="4" calcext:value-type="float">
            <text:p>4</text:p>
          </table:table-cell>
          <table:table-cell table:style-name="ce57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9" office:value-type="string" calcext:value-type="string" table:number-columns-spanned="4" table:number-rows-spanned="1">
            <text:p>-D-1(L+U) i.e. iteration matrix</text:p>
          </table:table-cell>
          <table:covered-table-cell table:number-columns-repeated="3" table:style-name="ce54"/>
          <table:table-cell table:number-columns-repeated="1020"/>
        </table:table-row>
        <table:table-row table:style-name="ro1">
          <table:table-cell table:style-name="ce58" office:value-type="float" office:value="-0" calcext:value-type="float">
            <text:p>0</text:p>
          </table:table-cell>
          <table:table-cell table:style-name="ce58" office:value-type="float" office:value="-1.3333" calcext:value-type="float">
            <text:p>-1.3333</text:p>
          </table:table-cell>
          <table:table-cell table:number-columns-repeated="2" table:style-name="ce58"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table:style-name="ce58" office:value-type="float" office:value="-2" calcext:value-type="float">
            <text:p>-2</text:p>
          </table:table-cell>
          <table:table-cell table:style-name="ce58" office:value-type="float" office:value="-0" calcext:value-type="float">
            <text:p>0</text:p>
          </table:table-cell>
          <table:table-cell table:style-name="ce58" office:value-type="float" office:value="-2" calcext:value-type="float">
            <text:p>-2</text:p>
          </table:table-cell>
          <table:table-cell table:style-name="ce58"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table:style-name="ce58" office:value-type="float" office:value="-0.75" calcext:value-type="float">
            <text:p>-0.75</text:p>
          </table:table-cell>
          <table:table-cell table:style-name="ce58" office:value-type="float" office:value="-1" calcext:value-type="float">
            <text:p>-1</text:p>
          </table:table-cell>
          <table:table-cell table:style-name="ce58" office:value-type="float" office:value="-0" calcext:value-type="float">
            <text:p>0</text:p>
          </table:table-cell>
          <table:table-cell table:style-name="ce58" office:value-type="float" office:value="-0.25" calcext:value-type="float">
            <text:p>-0.25</text:p>
          </table:table-cell>
          <table:table-cell table:number-columns-repeated="1020"/>
        </table:table-row>
        <table:table-row table:style-name="ro1">
          <table:table-cell table:style-name="ce58" office:value-type="float" office:value="-1" calcext:value-type="float">
            <text:p>-1</text:p>
          </table:table-cell>
          <table:table-cell table:number-columns-repeated="2" table:style-name="ce58" office:value-type="float" office:value="-2" calcext:value-type="float">
            <text:p>-2</text:p>
          </table:table-cell>
          <table:table-cell table:style-name="ce58" office:value-type="float" office:value="-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54"/>
          <table:table-cell table:style-name="ce55" office:value-type="string" calcext:value-type="string">
            <text:p>norm values</text:p>
          </table:table-cell>
          <table:table-cell table:number-columns-repeated="1022"/>
        </table:table-row>
        <table:table-row table:style-name="ro1">
          <table:table-cell table:style-name="ce54" office:value-type="string" calcext:value-type="string">
            <text:p>l1</text:p>
          </table:table-cell>
          <table:table-cell table:style-name="ce56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54" office:value-type="string" calcext:value-type="string">
            <text:p>frobenius</text:p>
          </table:table-cell>
          <table:table-cell table:style-name="ce56" office:value-type="float" office:value="4.838" calcext:value-type="float">
            <text:p>4.838</text:p>
          </table:table-cell>
          <table:table-cell table:number-columns-repeated="1022"/>
        </table:table-row>
        <table:table-row table:style-name="ro1">
          <table:table-cell table:style-name="ce54" office:value-type="string" calcext:value-type="string">
            <text:p>infinity</text:p>
          </table:table-cell>
          <table:table-cell table:style-name="ce56" office:value-type="float" office:value="5" calcext:value-type="float">
            <text:p>5</text:p>
          </table:table-cell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n_2iv" table:style-name="ta1">
        <table:shapes>
          <draw:frame draw:z-index="0" draw:style-name="gr1" draw:text-style-name="P1" svg:width="349.34pt" svg:height="172.8pt" svg:x="315.47pt" svg:y="79.99pt">
            <draw:object draw:notify-on-update-of-ranges="qn_2iv.A9:qn_2iv.A19 qn_2iv.F9:qn_2iv.F1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2" table:default-cell-style-name="ce60"/>
        <table:table-column table:style-name="co13" table:number-columns-repeated="4" table:default-cell-style-name="ce60"/>
        <table:table-column table:style-name="co14" table:default-cell-style-name="ce60"/>
        <table:table-row table:style-name="ro1">
          <table:table-cell table:style-name="ce59" office:value-type="string" calcext:value-type="string" table:number-columns-spanned="5" table:number-rows-spanned="1">
            <text:p>Input augmented Matrix</text:p>
          </table:table-cell>
          <table:covered-table-cell table:number-columns-repeated="4" table:style-name="ce2"/>
          <table:table-cell table:style-name="Default"/>
        </table:table-row>
        <table:table-row table:style-name="ro1">
          <table:table-cell table:style-name="ce57" office:value-type="float" office:value="6.185" calcext:value-type="float">
            <text:p>6.185</text:p>
          </table:table-cell>
          <table:table-cell table:style-name="ce57" office:value-type="float" office:value="-2.125" calcext:value-type="float">
            <text:p>-2.125</text:p>
          </table:table-cell>
          <table:table-cell table:style-name="ce57" office:value-type="float" office:value="1.121" calcext:value-type="float">
            <text:p>1.121</text:p>
          </table:table-cell>
          <table:table-cell table:style-name="ce57" office:value-type="float" office:value="1.23" calcext:value-type="float">
            <text:p>1.23</text:p>
          </table:table-cell>
          <table:table-cell table:style-name="ce61" office:value-type="float" office:value="11.432" calcext:value-type="float">
            <text:p>11.432</text:p>
          </table:table-cell>
          <table:table-cell table:style-name="Default"/>
        </table:table-row>
        <table:table-row table:style-name="ro1">
          <table:table-cell table:style-name="ce57" office:value-type="float" office:value="-2.357" calcext:value-type="float">
            <text:p>-2.357</text:p>
          </table:table-cell>
          <table:table-cell table:style-name="ce57" office:value-type="float" office:value="7.24" calcext:value-type="float">
            <text:p>7.24</text:p>
          </table:table-cell>
          <table:table-cell table:style-name="ce57" office:value-type="float" office:value="2.315" calcext:value-type="float">
            <text:p>2.315</text:p>
          </table:table-cell>
          <table:table-cell table:style-name="ce57" office:value-type="float" office:value="2.104" calcext:value-type="float">
            <text:p>2.104</text:p>
          </table:table-cell>
          <table:table-cell table:style-name="ce61" office:value-type="float" office:value="5.321" calcext:value-type="float">
            <text:p>5.321</text:p>
          </table:table-cell>
          <table:table-cell table:style-name="Default"/>
        </table:table-row>
        <table:table-row table:style-name="ro1">
          <table:table-cell table:style-name="ce57" office:value-type="float" office:value="1.547" calcext:value-type="float">
            <text:p>1.547</text:p>
          </table:table-cell>
          <table:table-cell table:style-name="ce57" office:value-type="float" office:value="2.452" calcext:value-type="float">
            <text:p>2.452</text:p>
          </table:table-cell>
          <table:table-cell table:style-name="ce57" office:value-type="float" office:value="-6.142" calcext:value-type="float">
            <text:p>-6.142</text:p>
          </table:table-cell>
          <table:table-cell table:style-name="ce57" office:value-type="float" office:value="1.333" calcext:value-type="float">
            <text:p>1.333</text:p>
          </table:table-cell>
          <table:table-cell table:style-name="ce61" office:value-type="float" office:value="-1.478" calcext:value-type="float">
            <text:p>-1.478</text:p>
          </table:table-cell>
          <table:table-cell table:style-name="Default"/>
        </table:table-row>
        <table:table-row table:style-name="ro1">
          <table:table-cell table:style-name="ce57" office:value-type="float" office:value="2.64" calcext:value-type="float">
            <text:p>2.64</text:p>
          </table:table-cell>
          <table:table-cell table:style-name="ce57" office:value-type="float" office:value="0.15" calcext:value-type="float">
            <text:p>0.15</text:p>
          </table:table-cell>
          <table:table-cell table:style-name="ce57" office:value-type="float" office:value="1.347" calcext:value-type="float">
            <text:p>1.347</text:p>
          </table:table-cell>
          <table:table-cell table:style-name="ce57" office:value-type="float" office:value="6.978" calcext:value-type="float">
            <text:p>6.978</text:p>
          </table:table-cell>
          <table:table-cell table:style-name="ce61" office:value-type="float" office:value="15.784" calcext:value-type="float">
            <text:p>15.784</text:p>
          </table:table-cell>
          <table:table-cell table:style-name="Default"/>
        </table:table-row>
        <table:table-row table:style-name="ro1" table:number-rows-repeated="2">
          <table:table-cell table:style-name="Default" table:number-columns-repeated="6"/>
        </table:table-row>
        <table:table-row table:style-name="ro3">
          <table:table-cell table:style-name="ce59" office:value-type="string" calcext:value-type="string">
            <text:p>Iter</text:p>
            <text:p> No</text:p>
          </table:table-cell>
          <table:table-cell table:style-name="ce59" office:value-type="string" calcext:value-type="string">
            <text:p>x1</text:p>
          </table:table-cell>
          <table:table-cell table:style-name="ce59" office:value-type="string" calcext:value-type="string">
            <text:p>x2</text:p>
          </table:table-cell>
          <table:table-cell table:style-name="ce59" office:value-type="string" calcext:value-type="string">
            <text:p>x3</text:p>
          </table:table-cell>
          <table:table-cell table:style-name="ce59" office:value-type="string" calcext:value-type="string">
            <text:p>x4</text:p>
          </table:table-cell>
          <table:table-cell table:style-name="ce1" office:value-type="string" calcext:value-type="string">
            <text:p>||x_(k+1) – x_k||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84834" calcext:value-type="float">
            <text:p>1.84834</text:p>
          </table:table-cell>
          <table:table-cell office:value-type="float" office:value="1.33668" calcext:value-type="float">
            <text:p>1.33668</text:p>
          </table:table-cell>
          <table:table-cell office:value-type="float" office:value="1.23981" calcext:value-type="float">
            <text:p>1.23981</text:p>
          </table:table-cell>
          <table:table-cell office:value-type="float" office:value="1.29462" calcext:value-type="float">
            <text:p>1.29462</text:p>
          </table:table-cell>
          <table:table-cell table:formula="of:=ROUND(SQRT(([.B10]-[.B9])^2+([.C10]-[.C9])^2+([.D10]-[.D9])^2+([.E10]-[.E9])^2); 6)" office:value-type="float" office:value="2.901076" calcext:value-type="float">
            <text:p>2.9010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82542" calcext:value-type="float">
            <text:p>1.82542</text:p>
          </table:table-cell>
          <table:table-cell office:value-type="float" office:value="0.55656" calcext:value-type="float">
            <text:p>0.55656</text:p>
          </table:table-cell>
          <table:table-cell office:value-type="float" office:value="1.20357" calcext:value-type="float">
            <text:p>1.20357</text:p>
          </table:table-cell>
          <table:table-cell office:value-type="float" office:value="1.32706" calcext:value-type="float">
            <text:p>1.32706</text:p>
          </table:table-cell>
          <table:table-cell table:formula="of:=ROUND(SQRT(([.B11]-[.B10])^2+([.C11]-[.C10])^2+([.D11]-[.D10])^2+([.E11]-[.E10])^2); 6)" office:value-type="float" office:value="0.781971" calcext:value-type="float">
            <text:p>0.7819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55751" calcext:value-type="float">
            <text:p>1.55751</text:p>
          </table:table-cell>
          <table:table-cell office:value-type="float" office:value="0.4715" calcext:value-type="float">
            <text:p>0.4715</text:p>
          </table:table-cell>
          <table:table-cell office:value-type="float" office:value="1.10917" calcext:value-type="float">
            <text:p>1.10917</text:p>
          </table:table-cell>
          <table:table-cell office:value-type="float" office:value="1.44846" calcext:value-type="float">
            <text:p>1.44846</text:p>
          </table:table-cell>
          <table:table-cell table:formula="of:=ROUND(SQRT(([.B12]-[.B11])^2+([.C12]-[.C11])^2+([.D12]-[.D11])^2+([.E12]-[.E11])^2); 6)" office:value-type="float" office:value="0.320406" calcext:value-type="float">
            <text:p>0.3204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52125" calcext:value-type="float">
            <text:p>1.52125</text:p>
          </table:table-cell>
          <table:table-cell office:value-type="float" office:value="0.4546" calcext:value-type="float">
            <text:p>0.4546</text:p>
          </table:table-cell>
          <table:table-cell office:value-type="float" office:value="1.11964" calcext:value-type="float">
            <text:p>1.11964</text:p>
          </table:table-cell>
          <table:table-cell office:value-type="float" office:value="1.46053" calcext:value-type="float">
            <text:p>1.46053</text:p>
          </table:table-cell>
          <table:table-cell table:formula="of:=ROUND(SQRT(([.B13]-[.B12])^2+([.C13]-[.C12])^2+([.D13]-[.D12])^2+([.E13]-[.E12])^2); 6)" office:value-type="float" office:value="0.043078" calcext:value-type="float">
            <text:p>0.0430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51115" calcext:value-type="float">
            <text:p>1.51115</text:p>
          </table:table-cell>
          <table:table-cell office:value-type="float" office:value="0.44446" calcext:value-type="float">
            <text:p>0.44446</text:p>
          </table:table-cell>
          <table:table-cell office:value-type="float" office:value="1.11567" calcext:value-type="float">
            <text:p>1.11567</text:p>
          </table:table-cell>
          <table:table-cell office:value-type="float" office:value="1.46533" calcext:value-type="float">
            <text:p>1.46533</text:p>
          </table:table-cell>
          <table:table-cell table:formula="of:=ROUND(SQRT(([.B14]-[.B13])^2+([.C14]-[.C13])^2+([.D14]-[.D13])^2+([.E14]-[.E13])^2); 6)" office:value-type="float" office:value="0.015609" calcext:value-type="float">
            <text:p>0.01560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50743" calcext:value-type="float">
            <text:p>1.50743</text:p>
          </table:table-cell>
          <table:table-cell office:value-type="float" office:value="0.44312" calcext:value-type="float">
            <text:p>0.44312</text:p>
          </table:table-cell>
          <table:table-cell office:value-type="float" office:value="1.11524" calcext:value-type="float">
            <text:p>1.11524</text:p>
          </table:table-cell>
          <table:table-cell office:value-type="float" office:value="1.46685" calcext:value-type="float">
            <text:p>1.46685</text:p>
          </table:table-cell>
          <table:table-cell table:formula="of:=ROUND(SQRT(([.B15]-[.B14])^2+([.C15]-[.C14])^2+([.D15]-[.D14])^2+([.E15]-[.E14])^2); 6)" office:value-type="float" office:value="0.004258" calcext:value-type="float">
            <text:p>0.00425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50674" calcext:value-type="float">
            <text:p>1.50674</text:p>
          </table:table-cell>
          <table:table-cell office:value-type="float" office:value="0.44259" calcext:value-type="float">
            <text:p>0.44259</text:p>
          </table:table-cell>
          <table:table-cell office:value-type="float" office:value="1.11519" calcext:value-type="float">
            <text:p>1.11519</text:p>
          </table:table-cell>
          <table:table-cell office:value-type="float" office:value="1.46713" calcext:value-type="float">
            <text:p>1.46713</text:p>
          </table:table-cell>
          <table:table-cell table:formula="of:=ROUND(SQRT(([.B16]-[.B15])^2+([.C16]-[.C15])^2+([.D16]-[.D15])^2+([.E16]-[.E15])^2); 6)" office:value-type="float" office:value="0.000915" calcext:value-type="float">
            <text:p>0.0009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50652" calcext:value-type="float">
            <text:p>1.50652</text:p>
          </table:table-cell>
          <table:table-cell office:value-type="float" office:value="0.44245" calcext:value-type="float">
            <text:p>0.44245</text:p>
          </table:table-cell>
          <table:table-cell office:value-type="float" office:value="1.11514" calcext:value-type="float">
            <text:p>1.11514</text:p>
          </table:table-cell>
          <table:table-cell office:value-type="float" office:value="1.46723" calcext:value-type="float">
            <text:p>1.46723</text:p>
          </table:table-cell>
          <table:table-cell table:formula="of:=ROUND(SQRT(([.B17]-[.B16])^2+([.C17]-[.C16])^2+([.D17]-[.D16])^2+([.E17]-[.E16])^2); 6)" office:value-type="float" office:value="0.000284" calcext:value-type="float">
            <text:p>0.0002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50646" calcext:value-type="float">
            <text:p>1.50646</text:p>
          </table:table-cell>
          <table:table-cell office:value-type="float" office:value="0.44242" calcext:value-type="float">
            <text:p>0.44242</text:p>
          </table:table-cell>
          <table:table-cell office:value-type="float" office:value="1.11513" calcext:value-type="float">
            <text:p>1.11513</text:p>
          </table:table-cell>
          <table:table-cell office:value-type="float" office:value="1.46725" calcext:value-type="float">
            <text:p>1.46725</text:p>
          </table:table-cell>
          <table:table-cell table:formula="of:=ROUND(SQRT(([.B18]-[.B17])^2+([.C18]-[.C17])^2+([.D18]-[.D17])^2+([.E18]-[.E17])^2); 6)" office:value-type="float" office:value="0.000071" calcext:value-type="float">
            <text:p>7.1E-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50644" calcext:value-type="float">
            <text:p>1.50644</text:p>
          </table:table-cell>
          <table:table-cell office:value-type="float" office:value="0.44241" calcext:value-type="float">
            <text:p>0.44241</text:p>
          </table:table-cell>
          <table:table-cell office:value-type="float" office:value="1.11513" calcext:value-type="float">
            <text:p>1.11513</text:p>
          </table:table-cell>
          <table:table-cell office:value-type="float" office:value="1.46726" calcext:value-type="float">
            <text:p>1.46726</text:p>
          </table:table-cell>
          <table:table-cell table:formula="of:=ROUND(SQRT(([.B19]-[.B18])^2+([.C19]-[.C18])^2+([.D19]-[.D18])^2+([.E19]-[.E18])^2); 6)" office:value-type="float" office:value="0.000024" calcext:value-type="float">
            <text:p>2.4E-05</text:p>
          </table:table-cell>
        </table:table-row>
      </table:table>
      <table:table table:name="qn_2v" table:style-name="ta1">
        <table:shapes>
          <draw:frame draw:z-index="0" draw:style-name="gr1" draw:text-style-name="P1" svg:width="325.62pt" svg:height="183.15pt" svg:x="356.85pt" svg:y="85.46pt">
            <draw:object draw:notify-on-update-of-ranges="qn_2v.A9:qn_2v.A19 qn_2v.F9:qn_2v.F1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5" table:default-cell-style-name="ce60"/>
        <table:table-column table:style-name="co16" table:number-columns-repeated="4" table:default-cell-style-name="ce62"/>
        <table:table-column table:style-name="co17" table:default-cell-style-name="ce60"/>
        <table:table-row table:style-name="ro1">
          <table:table-cell table:style-name="ce59" office:value-type="string" calcext:value-type="string" table:number-columns-spanned="5" table:number-rows-spanned="1">
            <text:p>Input augmented Matrix</text:p>
          </table:table-cell>
          <table:covered-table-cell table:number-columns-repeated="4" table:style-name="ce2"/>
          <table:table-cell table:style-name="Default"/>
        </table:table-row>
        <table:table-row table:style-name="ro1"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19" calcext:value-type="float">
            <text:p>19</text:p>
          </table:table-cell>
          <table:table-cell table:style-name="ce57" office:value-type="float" office:value="16" calcext:value-type="float">
            <text:p>16</text:p>
          </table:table-cell>
          <table:table-cell table:style-name="ce61" office:value-type="float" office:value="8" calcext:value-type="float">
            <text:p>8</text:p>
          </table:table-cell>
          <table:table-cell table:style-name="Default"/>
        </table:table-row>
        <table:table-row table:style-name="ro1">
          <table:table-cell table:style-name="ce57" office:value-type="float" office:value="1" calcext:value-type="float">
            <text:p>1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19" calcext:value-type="float">
            <text:p>19</text:p>
          </table:table-cell>
          <table:table-cell table:style-name="ce57" office:value-type="float" office:value="7" calcext:value-type="float">
            <text:p>7</text:p>
          </table:table-cell>
          <table:table-cell table:style-name="ce61" office:value-type="float" office:value="2" calcext:value-type="float">
            <text:p>2</text:p>
          </table:table-cell>
          <table:table-cell table:style-name="Default"/>
        </table:table-row>
        <table:table-row table:style-name="ro1">
          <table:table-cell table:style-name="ce57" office:value-type="float" office:value="14" calcext:value-type="float">
            <text:p>14</text:p>
          </table:table-cell>
          <table:table-cell table:style-name="ce57" office:value-type="float" office:value="19" calcext:value-type="float">
            <text:p>19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4" calcext:value-type="float">
            <text:p>4</text:p>
          </table:table-cell>
          <table:table-cell table:style-name="ce61" office:value-type="float" office:value="19" calcext:value-type="float">
            <text:p>19</text:p>
          </table:table-cell>
          <table:table-cell table:style-name="Default"/>
        </table:table-row>
        <table:table-row table:style-name="ro1">
          <table:table-cell table:style-name="ce57" office:value-type="float" office:value="15" calcext:value-type="float">
            <text:p>15</text:p>
          </table:table-cell>
          <table:table-cell table:style-name="ce57" office:value-type="float" office:value="14" calcext:value-type="float">
            <text:p>14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5" calcext:value-type="float">
            <text:p>5</text:p>
          </table:table-cell>
          <table:table-cell table:style-name="ce61" office:value-type="float" office:value="7" calcext:value-type="float">
            <text:p>7</text:p>
          </table:table-cell>
          <table:table-cell table:style-name="Default"/>
        </table:table-row>
        <table:table-row table:style-name="ro1" table:number-rows-repeated="2">
          <table:table-cell table:style-name="Default" table:number-columns-repeated="6"/>
        </table:table-row>
        <table:table-row table:style-name="ro3">
          <table:table-cell table:style-name="ce59" office:value-type="string" calcext:value-type="string">
            <text:p>Iter</text:p>
            <text:p>No</text:p>
          </table:table-cell>
          <table:table-cell table:style-name="ce59" office:value-type="string" calcext:value-type="string">
            <text:p>x1</text:p>
          </table:table-cell>
          <table:table-cell table:style-name="ce59" office:value-type="string" calcext:value-type="string">
            <text:p>x2</text:p>
          </table:table-cell>
          <table:table-cell table:style-name="ce59" office:value-type="string" calcext:value-type="string">
            <text:p>x3</text:p>
          </table:table-cell>
          <table:table-cell table:style-name="ce59" office:value-type="string" calcext:value-type="string">
            <text:p>x4</text:p>
          </table:table-cell>
          <table:table-cell table:style-name="ce59" office:value-type="string" calcext:value-type="string">
            <text:p>||x_(k+1) – x_k||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.00E+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27272727" calcext:value-type="float">
            <text:p>7.27E-01</text:p>
          </table:table-cell>
          <table:table-cell office:value-type="float" office:value="0.222222222" calcext:value-type="float">
            <text:p>2.22E-01</text:p>
          </table:table-cell>
          <table:table-cell office:value-type="float" office:value="2.71428571" calcext:value-type="float">
            <text:p>2.71E+00</text:p>
          </table:table-cell>
          <table:table-cell office:value-type="float" office:value="1.4" calcext:value-type="float">
            <text:p>1.40E+00</text:p>
          </table:table-cell>
          <table:table-cell table:formula="of:=ROUND(SQRT(([.B10]-[.B9])^2+([.C10]-[.C9])^2+([.D10]-[.D9])^2+([.E10]-[.E9])^2); 6)" office:value-type="float" office:value="3.147325" calcext:value-type="float">
            <text:p>3.1473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6.1994228" calcext:value-type="float">
            <text:p>-6.20E+00</text:p>
          </table:table-cell>
          <table:table-cell office:value-type="float" office:value="-6.67763348" calcext:value-type="float">
            <text:p>-6.68E+00</text:p>
          </table:table-cell>
          <table:table-cell office:value-type="float" office:value="-0.143434343" calcext:value-type="float">
            <text:p>-1.43E-01</text:p>
          </table:table-cell>
          <table:table-cell office:value-type="float" office:value="-5.2040404" calcext:value-type="float">
            <text:p>-5.20E+00</text:p>
          </table:table-cell>
          <table:table-cell table:formula="of:=ROUND(SQRT(([.B11]-[.B10])^2+([.C11]-[.C10])^2+([.D11]-[.D10])^2+([.E11]-[.E10])^2); 6)" office:value-type="float" office:value="12.139482" calcext:value-type="float">
            <text:p>12.1394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.6151122" calcext:value-type="float">
            <text:p>1.46E+01</text:p>
          </table:table-cell>
          <table:table-cell office:value-type="float" office:value="5.26143979" calcext:value-type="float">
            <text:p>5.26E+00</text:p>
          </table:table-cell>
          <table:table-cell office:value-type="float" office:value="36.2118738" calcext:value-type="float">
            <text:p>3.62E+01</text:p>
          </table:table-cell>
          <table:table-cell office:value-type="float" office:value="38.8964502" calcext:value-type="float">
            <text:p>3.89E+01</text:p>
          </table:table-cell>
          <table:table-cell table:formula="of:=ROUND(SQRT(([.B12]-[.B11])^2+([.C12]-[.C11])^2+([.D12]-[.D11])^2+([.E12]-[.E11])^2); 6)" office:value-type="float" office:value="61.986676" calcext:value-type="float">
            <text:p>61.9866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23.180291" calcext:value-type="float">
            <text:p>-1.23E+02</text:p>
          </table:table-cell>
          <table:table-cell office:value-type="float" office:value="-108.101763" calcext:value-type="float">
            <text:p>-1.08E+02</text:p>
          </table:table-cell>
          <table:table-cell office:value-type="float" office:value="-63.0235325" calcext:value-type="float">
            <text:p>-6.30E+01</text:p>
          </table:table-cell>
          <table:table-cell office:value-type="float" office:value="-107.873991" calcext:value-type="float">
            <text:p>-1.08E+02</text:p>
          </table:table-cell>
          <table:table-cell table:formula="of:=ROUND(SQRT(([.B13]-[.B12])^2+([.C13]-[.C12])^2+([.D13]-[.D12])^2+([.E13]-[.E12])^2); 6)" office:value-type="float" office:value="251.451819" calcext:value-type="float">
            <text:p>251.4518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4.768055" calcext:value-type="float">
            <text:p>3.65E+02</text:p>
          </table:table-cell>
          <table:table-cell office:value-type="float" office:value="230.860594" calcext:value-type="float">
            <text:p>2.31E+02</text:p>
          </table:table-cell>
          <table:table-cell office:value-type="float" office:value="604.13622" calcext:value-type="float">
            <text:p>6.04E+02</text:p>
          </table:table-cell>
          <table:table-cell office:value-type="float" office:value="761.858756" calcext:value-type="float">
            <text:p>7.62E+02</text:p>
          </table:table-cell>
          <table:table-cell table:formula="of:=ROUND(SQRT(([.B14]-[.B13])^2+([.C14]-[.C13])^2+([.D14]-[.D13])^2+([.E14]-[.E13])^2); 6)" office:value-type="float" office:value="1246.806422" calcext:value-type="float">
            <text:p>1246.8064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2360.8122" calcext:value-type="float">
            <text:p>-2.36E+03</text:p>
          </table:table-cell>
          <table:table-cell office:value-type="float" office:value="-1908.26306" calcext:value-type="float">
            <text:p>-1.91E+03</text:p>
          </table:table-cell>
          <table:table-cell office:value-type="float" office:value="-1788.7913" calcext:value-type="float">
            <text:p>-1.79E+03</text:p>
          </table:table-cell>
          <table:table-cell office:value-type="float" office:value="-2585.10454" calcext:value-type="float">
            <text:p>-2.59E+03</text:p>
          </table:table-cell>
          <table:table-cell table:formula="of:=ROUND(SQRT(([.B15]-[.B14])^2+([.C15]-[.C14])^2+([.D15]-[.D14])^2+([.E15]-[.E14])^2); 6)" office:value-type="float" office:value="5378.931414" calcext:value-type="float">
            <text:p>5378.9314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585.39435" calcext:value-type="float">
            <text:p>8.59E+03</text:p>
          </table:table-cell>
          <table:table-cell office:value-type="float" office:value="6049.50873" calcext:value-type="float">
            <text:p>6.05E+03</text:p>
          </table:table-cell>
          <table:table-cell office:value-type="float" office:value="11381.1124" calcext:value-type="float">
            <text:p>1.14E+04</text:p>
          </table:table-cell>
          <table:table-cell office:value-type="float" office:value="14931.281" calcext:value-type="float">
            <text:p>1.49E+04</text:p>
          </table:table-cell>
          <table:table-cell table:formula="of:=ROUND(SQRT(([.B16]-[.B15])^2+([.C16]-[.C15])^2+([.D16]-[.D15])^2+([.E16]-[.E15])^2); 6)" office:value-type="float" office:value="25756.857253" calcext:value-type="float">
            <text:p>25756.85725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46875.3381" calcext:value-type="float">
            <text:p>-4.69E+04</text:p>
          </table:table-cell>
          <table:table-cell office:value-type="float" office:value="-36593.722" calcext:value-type="float">
            <text:p>-3.66E+04</text:p>
          </table:table-cell>
          <table:table-cell office:value-type="float" office:value="-42120.3301" calcext:value-type="float">
            <text:p>-4.21E+04</text:p>
          </table:table-cell>
          <table:table-cell office:value-type="float" office:value="-58626.9649" calcext:value-type="float">
            <text:p>-5.86E+04</text:p>
          </table:table-cell>
          <table:table-cell table:formula="of:=ROUND(SQRT(([.B17]-[.B16])^2+([.C17]-[.C16])^2+([.D17]-[.D16])^2+([.E17]-[.E16])^2); 6)" office:value-type="float" office:value="114749.979784" calcext:value-type="float">
            <text:p>114749.9797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1296.63" calcext:value-type="float">
            <text:p>1.91E+05</text:p>
          </table:table-cell>
          <table:table-cell office:value-type="float" office:value="139728.041" calcext:value-type="float">
            <text:p>1.40E+05</text:p>
          </table:table-cell>
          <table:table-cell office:value-type="float" office:value="226580.33" calcext:value-type="float">
            <text:p>2.27E+05</text:p>
          </table:table-cell>
          <table:table-cell office:value-type="float" office:value="302058.298" calcext:value-type="float">
            <text:p>3.02E+05</text:p>
          </table:table-cell>
          <table:table-cell table:formula="of:=ROUND(SQRT(([.B18]-[.B17])^2+([.C18]-[.C17])^2+([.D18]-[.D17])^2+([.E18]-[.E17])^2); 6)" office:value-type="float" office:value="538617.818223" calcext:value-type="float">
            <text:p>538617.81822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957748.313" calcext:value-type="float">
            <text:p>-9.58E+05</text:p>
          </table:table-cell>
          <table:table-cell office:value-type="float" office:value="-734525.443" calcext:value-type="float">
            <text:p>-7.35E+05</text:p>
          </table:table-cell>
          <table:table-cell office:value-type="float" office:value="-934457.112" calcext:value-type="float">
            <text:p>-9.34E+05</text:p>
          </table:table-cell>
          <table:table-cell office:value-type="float" office:value="-1282339.47" calcext:value-type="float">
            <text:p>-1.28E+06</text:p>
          </table:table-cell>
          <table:table-cell table:formula="of:=ROUND(SQRT(([.B19]-[.B18])^2+([.C19]-[.C18])^2+([.D19]-[.D18])^2+([.E19]-[.E18])^2); 6)" office:value-type="float" office:value="2437816.167042" calcext:value-type="float">
            <text:p>2437816.1670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 number:grouping="true"/>
    </number:number-style>
    <number:number-style style:name="N122">
      <number:number number:decimal-places="3" loext:min-decimal-places="3" number:min-integer-digits="1" number:grouping="true"/>
    </number:number-style>
    <number:number-style style:name="N123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6">00/00/0000</text:date>, <text:time style:data-style-name="N2" text:time-value="16:50:16.7819616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05T15:24:16.873776669</meta:creation-date>
    <meta:generator>LibreOffice/6.0.7.3$Linux_X86_64 LibreOffice_project/00m0$Build-3</meta:generator>
    <dc:date>2021-12-06T22:04:05.239443841</dc:date>
    <meta:editing-duration>PT6H1M5S</meta:editing-duration>
    <meta:editing-cycles>45</meta:editing-cycles>
    <meta:document-statistic meta:table-count="7" meta:cell-count="75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number:number-style style:name="N122">
      <number:number number:decimal-places="3" loext:min-decimal-places="3" number:min-integer-digits="1" number:grouping="true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831cm" svg:height="7.411cm" xlink:href=".." xlink:type="simple" chart:class="chart:scatter" chart:style-name="ch1">
        <chart:title svg:x="2.429cm" svg:y="0.284cm" chart:style-name="ch2">
          <text:p>Without Partial Pivoting (Slope ~ 3.014)</text:p>
        </chart:title>
        <chart:plot-area chart:style-name="ch3" table:cell-range-address="qn_1iv.C3:qn_1iv.C12 qn_1iv.G3:qn_1iv.G12" svg:x="1.267cm" svg:y="1.211cm" svg:width="11.308cm" svg:height="5.071cm">
          <chartooo:coordinate-region svg:x="2.471cm" svg:y="1.41cm" svg:width="9.679cm" svg:height="4.673cm"/>
          <chart:axis chart:dimension="x" chart:name="primary-x" chart:style-name="ch4">
            <chart:title svg:x="6.176cm" svg:y="6.43cm" chart:style-name="ch5">
              <text:p>Log10(N)</text:p>
            </chart:title>
            <chart:grid chart:style-name="ch6" chart:class="major"/>
          </chart:axis>
          <chart:axis chart:dimension="y" chart:name="primary-y" chart:style-name="ch4">
            <chart:title svg:x="0.451cm" svg:y="4.69cm" chart:style-name="ch7">
              <text:p>Log10(T(N))</text:p>
            </chart:title>
            <chart:grid chart:style-name="ch6" chart:class="major"/>
          </chart:axis>
          <chart:series chart:style-name="ch8" chart:values-cell-range-address="qn_1iv.G3:qn_1iv.G12" chart:class="chart:scatter">
            <chart:domain table:cell-range-address="qn_1iv.C3:qn_1iv.C12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qn_1iv.C3:qn_1iv.C12</svg:desc>
                </draw:g>
              </table:table-cell>
              <table:table-cell office:value-type="float" office:value="-0.531504975492931">
                <text:p>-0.531504975492931</text:p>
                <draw:g>
                  <svg:desc>qn_1iv.G3:qn_1iv.G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30102999566398">
                <text:p>2.30102999566398</text:p>
              </table:table-cell>
              <table:table-cell office:value-type="float" office:value="0.389166084364532">
                <text:p>0.3891660843645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47712125471966">
                <text:p>2.47712125471966</text:p>
              </table:table-cell>
              <table:table-cell office:value-type="float" office:value="0.90848501887865">
                <text:p>0.908485018878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60205999132796">
                <text:p>2.60205999132796</text:p>
              </table:table-cell>
              <table:table-cell office:value-type="float" office:value="1.2825541428518">
                <text:p>1.28255414285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69897000433602">
                <text:p>2.69897000433602</text:p>
              </table:table-cell>
              <table:table-cell office:value-type="float" office:value="1.57458680919382">
                <text:p>1.574586809193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77815125038364">
                <text:p>2.77815125038364</text:p>
              </table:table-cell>
              <table:table-cell office:value-type="float" office:value="1.81636726027562">
                <text:p>1.816367260275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84509804001426">
                <text:p>2.84509804001426</text:p>
              </table:table-cell>
              <table:table-cell office:value-type="float" office:value="2.01915784773928">
                <text:p>2.019157847739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90308998699194">
                <text:p>2.90308998699194</text:p>
              </table:table-cell>
              <table:table-cell office:value-type="float" office:value="2.19545683362817">
                <text:p>2.195456833628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95424250943932">
                <text:p>2.95424250943932</text:p>
              </table:table-cell>
              <table:table-cell office:value-type="float" office:value="2.34784695714392">
                <text:p>2.347846957143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2.48562206670557">
                <text:p>2.485622066705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2">
      <number:number number:decimal-places="3" loext:min-decimal-places="3" number:min-integer-digits="1" number:grouping="true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12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072cm" svg:height="7.353cm" xlink:href=".." xlink:type="simple" chart:class="chart:scatter" chart:style-name="ch1">
        <chart:title svg:x="2.854cm" svg:y="0.283cm" chart:style-name="ch2">
          <text:p>With Partial Pivoting (Slope ~ 3.000)</text:p>
        </chart:title>
        <chart:plot-area chart:style-name="ch3" table:cell-range-address="qn_1iv.C3:qn_1iv.C12 qn_1iv.E3:qn_1iv.E12" svg:x="1.272cm" svg:y="1.209cm" svg:width="11.539cm" svg:height="5.016cm">
          <chartooo:coordinate-region svg:x="2.476cm" svg:y="1.408cm" svg:width="9.91cm" svg:height="4.618cm"/>
          <chart:axis chart:dimension="x" chart:name="primary-x" chart:style-name="ch4">
            <chart:title svg:x="6.296cm" svg:y="6.372cm" chart:style-name="ch5">
              <text:p>Log10(N)</text:p>
            </chart:title>
            <chart:grid chart:style-name="ch6" chart:class="major"/>
          </chart:axis>
          <chart:axis chart:dimension="y" chart:name="primary-y" chart:style-name="ch4">
            <chart:title svg:x="0.451cm" svg:y="4.753cm" chart:style-name="ch7">
              <text:p>Log10(T1(N))</text:p>
            </chart:title>
            <chart:grid chart:style-name="ch6" chart:class="major"/>
          </chart:axis>
          <chart:series chart:style-name="ch8" chart:values-cell-range-address="qn_1iv.E3:qn_1iv.E12" chart:class="chart:scatter">
            <chart:domain table:cell-range-address="qn_1iv.C3:qn_1iv.C12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qn_1iv.C3:qn_1iv.C12</svg:desc>
                </draw:g>
              </table:table-cell>
              <table:table-cell office:value-type="float" office:value="-0.526659035814065">
                <text:p>-0.526659035814065</text:p>
                <draw:g>
                  <svg:desc>qn_1iv.E3:qn_1iv.E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30102999566398">
                <text:p>2.30102999566398</text:p>
              </table:table-cell>
              <table:table-cell office:value-type="float" office:value="0.395326393069351">
                <text:p>0.3953263930693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47712125471966">
                <text:p>2.47712125471966</text:p>
              </table:table-cell>
              <table:table-cell office:value-type="float" office:value="0.932321531989293">
                <text:p>0.9323215319892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60205999132796">
                <text:p>2.60205999132796</text:p>
              </table:table-cell>
              <table:table-cell office:value-type="float" office:value="1.30657512809645">
                <text:p>1.306575128096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69897000433602">
                <text:p>2.69897000433602</text:p>
              </table:table-cell>
              <table:table-cell office:value-type="float" office:value="1.5916099165733">
                <text:p>1.59160991657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77815125038364">
                <text:p>2.77815125038364</text:p>
              </table:table-cell>
              <table:table-cell office:value-type="float" office:value="1.83928316821657">
                <text:p>1.839283168216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84509804001426">
                <text:p>2.84509804001426</text:p>
              </table:table-cell>
              <table:table-cell office:value-type="float" office:value="2.03581782800198">
                <text:p>2.035817828001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90308998699194">
                <text:p>2.90308998699194</text:p>
              </table:table-cell>
              <table:table-cell office:value-type="float" office:value="2.20906976858136">
                <text:p>2.209069768581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95424250943932">
                <text:p>2.95424250943932</text:p>
              </table:table-cell>
              <table:table-cell office:value-type="float" office:value="2.36319816901576">
                <text:p>2.363198169015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2.49517232228027">
                <text:p>2.495172322280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325cm" svg:height="6.097cm" xlink:href=".." xlink:type="simple" chart:class="chart:scatter" chart:style-name="ch1">
        <chart:title svg:x="3.367cm" svg:y="0.257cm" chart:style-name="ch2">
          <text:p>l2 norm of error vs Iteration</text:p>
        </chart:title>
        <chart:plot-area chart:style-name="ch3" table:cell-range-address="qn_2iv.A9:qn_2iv.A19 qn_2iv.F9:qn_2iv.F19" svg:x="1.257cm" svg:y="1.157cm" svg:width="10.822cm" svg:height="3.838cm">
          <chartooo:coordinate-region svg:x="1.984cm" svg:y="1.356cm" svg:width="9.908cm" svg:height="2.992cm"/>
          <chart:axis chart:dimension="x" chart:name="primary-x" chart:style-name="ch4">
            <chart:title svg:x="5.407cm" svg:y="5.116cm" chart:style-name="ch5">
              <text:p>Iteration Number</text:p>
            </chart:title>
            <chart:grid chart:style-name="ch6" chart:class="major"/>
          </chart:axis>
          <chart:axis chart:dimension="y" chart:name="primary-y" chart:style-name="ch4">
            <chart:title svg:x="0.451cm" svg:y="4.231cm" chart:style-name="ch7">
              <text:p>l2 norm of error</text:p>
            </chart:title>
            <chart:grid chart:style-name="ch6" chart:class="major"/>
          </chart:axis>
          <chart:series chart:style-name="ch8" chart:values-cell-range-address="qn_2iv.F9:qn_2iv.F19" chart:class="chart:scatter">
            <chart:domain table:cell-range-address="qn_2iv.A9:qn_2iv.A19"/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qn_2iv.A9:qn_2iv.A19</svg:desc>
                </draw:g>
              </table:table-cell>
              <table:table-cell office:value-type="float" office:value="NaN">
                <text:p>NaN</text:p>
                <draw:g>
                  <svg:desc>qn_2iv.F9:qn_2iv.F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901076">
                <text:p>2.9010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781971">
                <text:p>0.7819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320406">
                <text:p>0.3204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43078">
                <text:p>0.0430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15609">
                <text:p>0.0156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04258">
                <text:p>0.0042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00915">
                <text:p>0.0009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00284">
                <text:p>0.0002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0071">
                <text:p>0.0000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00024">
                <text:p>0.00002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488cm" svg:height="6.462cm" xlink:href=".." xlink:type="simple" chart:class="chart:scatter" chart:style-name="ch1">
        <chart:title svg:x="2.962cm" svg:y="0.265cm" chart:style-name="ch2">
          <text:p>l2 norm of error vs iteration</text:p>
        </chart:title>
        <chart:plot-area chart:style-name="ch3" table:cell-range-address="qn_2v.A9:qn_2v.A19 qn_2v.F9:qn_2v.F19" svg:x="1.24cm" svg:y="1.173cm" svg:width="10.019cm" svg:height="4.179cm">
          <chartooo:coordinate-region svg:x="2.787cm" svg:y="1.373cm" svg:width="8.285cm" svg:height="3.332cm"/>
          <chart:axis chart:dimension="x" chart:name="primary-x" chart:style-name="ch4">
            <chart:title svg:x="4.988cm" svg:y="5.481cm" chart:style-name="ch5">
              <text:p>Iteration Number</text:p>
            </chart:title>
          </chart:axis>
          <chart:axis chart:dimension="y" chart:name="primary-y" chart:style-name="ch4">
            <chart:title svg:x="0.451cm" svg:y="4.457cm" chart:style-name="ch6">
              <text:p>l2 Norm of Error</text:p>
            </chart:title>
            <chart:grid chart:style-name="ch7" chart:class="major"/>
          </chart:axis>
          <chart:series chart:style-name="ch8" chart:values-cell-range-address="qn_2v.F9:qn_2v.F19" chart:class="chart:scatter">
            <chart:domain table:cell-range-address="qn_2v.A9:qn_2v.A19"/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qn_2v.A9:qn_2v.A19</svg:desc>
                </draw:g>
              </table:table-cell>
              <table:table-cell office:value-type="float" office:value="NaN">
                <text:p>NaN</text:p>
                <draw:g>
                  <svg:desc>qn_2v.F9:qn_2v.F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147325">
                <text:p>3.1473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2.139482">
                <text:p>12.1394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1.986676">
                <text:p>61.9866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51.451819">
                <text:p>251.4518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246.806422">
                <text:p>1246.8064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378.931414">
                <text:p>5378.9314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5756.857253">
                <text:p>25756.8572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14749.979784">
                <text:p>114749.9797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38617.818223">
                <text:p>538617.8182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437816.167042">
                <text:p>2437816.16704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